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4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6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8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9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10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12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14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15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16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17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18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19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0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21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2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23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4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25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4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4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4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4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5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5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5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5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5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5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0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4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4.00pt" fo:font-weight="normal" fo:font-family="'Liberation Serif'" style:font-family-asian="'Liberation Serif'" style:font-family-complex="'Liberation Serif'" fo:background-color="transparent" fo:color="#cc0000"/>
    </style:style>
    <style:style style:name="T4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5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51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517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51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5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5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707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708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709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710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711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712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713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714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715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716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717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718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719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720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721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722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7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2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2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2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2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2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3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3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3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3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3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3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3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3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3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3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4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4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4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4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4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4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4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4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4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4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5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5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5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5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5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5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5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5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5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5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6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6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6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6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6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6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6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6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6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6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7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7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7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7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7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7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7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7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7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7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8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78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7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2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2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2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3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3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3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3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3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3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3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3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3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3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4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4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4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4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4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4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4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4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4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4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5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5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5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5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5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5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5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5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5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5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6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6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6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6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6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6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6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6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6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6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7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7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7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7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7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7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7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7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7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7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8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8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8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8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8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8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8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8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8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88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9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89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89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89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89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89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896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009900" fo:color="#0000ff"/>
    </style:style>
    <style:style style:name="T89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89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89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0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0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0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0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0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0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0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0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0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0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1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1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1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1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1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1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1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1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1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1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2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2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2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4" style:family="text">
      <style:text-properties fo:font-size="14.00pt" fo:font-weight="normal" fo:font-family="Calibri" style:font-family-asian="Calibri" style:font-family-complex="Calibri" fo:background-color="#007826" style:use-window-font-color="true"/>
    </style:style>
    <style:style style:name="T92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2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2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2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2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3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3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3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3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3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3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3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3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3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3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4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4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4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4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4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4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4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4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4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4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5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95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95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95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95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5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5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5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95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95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96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96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6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6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6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6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6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6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6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6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7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7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7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7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7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7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76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97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97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97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98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8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8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8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8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8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8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8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8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8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9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9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9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9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9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9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9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9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99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99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0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0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0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0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0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0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0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0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0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0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1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1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1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1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1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1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1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1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1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1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2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2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2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2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2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2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26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2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2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2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30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009900" fo:color="#0000ff"/>
    </style:style>
    <style:style style:name="T103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3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3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3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3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3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3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3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3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4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4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4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4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4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4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46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009900" fo:color="#0000ff"/>
    </style:style>
    <style:style style:name="T104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4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4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5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5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5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5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5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5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5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5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5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5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6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6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6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6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6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6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6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6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6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6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7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7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7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7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7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7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7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7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7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7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8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8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8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8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8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085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009900" fo:color="#0000ff"/>
    </style:style>
    <style:style style:name="T108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8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8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8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9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9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9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9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9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9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9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9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09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09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0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0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0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0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0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0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0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0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0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0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1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1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11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11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11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115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009900" fo:color="#0000ff"/>
    </style:style>
    <style:style style:name="T111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1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1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1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2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2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12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12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2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2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2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2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2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2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3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3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3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3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3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3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3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3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3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3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4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4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4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4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4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4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4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4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4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4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5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5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5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5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5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5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5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5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5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5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6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6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6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6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6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6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6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6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6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6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7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7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7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7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7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7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7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7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7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7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8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8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8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8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8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8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8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8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8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8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9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9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9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9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9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9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9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9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19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19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0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0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0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0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0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0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0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0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0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0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1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1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1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1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1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1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1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1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1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1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2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2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2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2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2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2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2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2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2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2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3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3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3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3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3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3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3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3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3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3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4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4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4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4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4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4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4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4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4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4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5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5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5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5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5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5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5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5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5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5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6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6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26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4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65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266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67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268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69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270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71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272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73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274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75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276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77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278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79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280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81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282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83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284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85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286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87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288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89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290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91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292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93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294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95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296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97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298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299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00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01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02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03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04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05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06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07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08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09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10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11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12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13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14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15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16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17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18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0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21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22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23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24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25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26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27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28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29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30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31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32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33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34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35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36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37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38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39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40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41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4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4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4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4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4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4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4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4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50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51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52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53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54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55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56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57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58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59" style:family="text">
      <style:text-properties fo:font-size="14.00pt" fo:font-weight="normal" fo:font-family="'Liberation Serif'" style:font-family-asian="'Liberation Serif'" style:font-family-complex="'Liberation Serif'" fo:background-color="#ffffff" style:use-window-font-color="true"/>
    </style:style>
    <style:style style:name="T1360" style:family="text">
      <style:text-properties fo:font-size="14.00pt" fo:font-weight="normal" fo:font-family="Calibri" style:font-family-asian="Calibri" style:font-family-complex="Calibri" fo:background-color="#ffffff" style:use-window-font-color="true"/>
    </style:style>
    <style:style style:name="T136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6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6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6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6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6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6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6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6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7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7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7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7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7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7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37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37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37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37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38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38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38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38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38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38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38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38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38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38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39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39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39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39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39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39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39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39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39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39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0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0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0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0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0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0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0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0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0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0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1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1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1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1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1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1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1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1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1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1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2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2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2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2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2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2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2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2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2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2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3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3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3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3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3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3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3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3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3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3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4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4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4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4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4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4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4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4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4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4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5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5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5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5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5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5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5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5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5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5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6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6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6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6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6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6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6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6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6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6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7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7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7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7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7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7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7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7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78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79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80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81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82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83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84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85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86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87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88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89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90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91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92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93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94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95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96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97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498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499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00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01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02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03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04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05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06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07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08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09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10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11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12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13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14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15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16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17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18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19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20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21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22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23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24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1525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1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2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2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3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3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3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3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3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3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3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3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3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3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4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4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4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4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4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4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4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4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4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4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5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5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5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5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5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5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5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5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5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5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6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6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6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6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6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6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6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6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6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6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7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7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7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7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7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7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7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7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7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7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8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8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8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8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8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8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8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8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8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8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9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9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9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9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9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9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9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9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59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59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0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0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0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0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0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0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0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0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0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0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1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1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1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1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1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1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61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61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1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1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2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2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2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2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2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2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2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2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2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2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3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3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3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3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3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3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3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3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3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3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4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4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4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4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4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4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4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4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4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4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5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5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5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5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5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5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5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5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5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5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6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6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6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6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6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6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6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6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6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6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7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7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7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7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7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7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7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7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7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7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8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8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8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8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8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8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8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8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8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8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9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9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9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9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9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9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9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97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698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699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00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01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02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03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04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05" style:family="text">
      <style:text-properties fo:font-size="14.00pt" fo:font-weight="normal" fo:font-family="Calibri" style:font-family-asian="Calibri" style:font-family-complex="Calibri" fo:background-color="#cc0000" style:use-window-font-color="true"/>
    </style:style>
    <style:style style:name="T1706" style:family="text">
      <style:text-properties fo:font-size="14.00pt" fo:font-weight="normal" fo:font-family="'Liberation Serif'" style:font-family-asian="'Liberation Serif'" style:font-family-complex="'Liberation Serif'" fo:background-color="#cc0000" style:use-window-font-color="true"/>
    </style:style>
    <style:style style:name="T170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0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0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1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1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1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1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1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1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1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1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1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1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2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2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2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2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2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2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2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2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2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2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3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3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3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3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3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3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3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3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3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3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74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74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74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74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4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4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4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4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4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4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5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5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5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5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5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5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5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5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5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5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6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6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6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6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6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6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6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6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6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6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7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7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7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7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7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7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7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7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7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7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8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8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8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8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8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8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8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8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8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8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9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79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79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79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79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9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79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79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79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79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80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80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0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0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0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0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0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0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0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0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1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1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1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1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1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1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1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1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1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1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2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2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2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2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2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2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2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2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2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2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3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3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3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3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3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3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3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3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3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3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4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4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4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4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4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4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4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4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5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5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5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5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5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5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5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5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5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5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6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6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6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6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6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6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6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6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6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6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7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7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7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7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7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7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7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7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7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7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8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8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8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8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8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8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8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8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8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8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9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9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9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9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9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9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9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9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89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89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0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0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0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0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0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0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0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0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0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0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1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1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1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1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1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1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1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1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1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1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2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2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2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2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2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2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2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2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2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2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3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3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3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3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3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3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3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3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3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3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4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4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4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4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4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4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4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4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4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4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5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5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5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5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5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5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56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5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5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5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6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6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6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6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6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6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6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6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6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6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7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7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197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7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7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7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7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7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7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7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8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8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8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8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8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8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8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8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8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8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9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9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199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19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3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2044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045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2046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047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2048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049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2050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051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2052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053" style:family="text">
      <style:text-properties fo:font-size="14.00pt" fo:font-weight="bold" fo:font-family="'Liberation Serif'" style:font-family-asian="'Liberation Serif'" style:font-family-complex="'Liberation Serif'" fo:background-color="#ccccff" style:use-window-font-color="true"/>
    </style:style>
    <style:style style:name="T2054" style:family="text">
      <style:text-properties fo:font-size="14.00pt" fo:font-weight="bold" fo:font-family="Calibri" style:font-family-asian="Calibri" style:font-family-complex="Calibri" fo:background-color="#ccccff" style:use-window-font-color="true"/>
    </style:style>
    <style:style style:name="T20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6" style:family="text">
      <style:text-properties fo:font-size="14.00pt" fo:font-weight="bold" fo:font-family="Calibri" style:font-family-asian="Calibri" style:font-family-complex="Calibri" fo:background-color="transparent" fo:color="#ff00cc"/>
    </style:style>
    <style:style style:name="T2057" style:family="text">
      <style:text-properties fo:font-size="14.00pt" fo:font-weight="bold" fo:font-family="'Liberation Serif'" style:font-family-asian="'Liberation Serif'" style:font-family-complex="'Liberation Serif'" fo:background-color="transparent" fo:color="#ff00cc"/>
    </style:style>
    <style:style style:name="T2058" style:family="text">
      <style:text-properties fo:font-size="14.00pt" fo:font-weight="bold" fo:font-family="Calibri" style:font-family-asian="Calibri" style:font-family-complex="Calibri" fo:background-color="transparent" fo:color="#ff00cc"/>
    </style:style>
    <style:style style:name="T2059" style:family="text">
      <style:text-properties fo:font-size="14.00pt" fo:font-weight="bold" fo:font-family="'Liberation Serif'" style:font-family-asian="'Liberation Serif'" style:font-family-complex="'Liberation Serif'" fo:background-color="transparent" fo:color="#ff00cc"/>
    </style:style>
    <style:style style:name="T2060" style:family="text">
      <style:text-properties fo:font-size="14.00pt" fo:font-weight="bold" fo:font-family="Calibri" style:font-family-asian="Calibri" style:font-family-complex="Calibri" fo:background-color="transparent" fo:color="#ff00cc"/>
    </style:style>
    <style:style style:name="T2061" style:family="text">
      <style:text-properties fo:font-size="14.00pt" fo:font-weight="bold" fo:font-family="'Liberation Serif'" style:font-family-asian="'Liberation Serif'" style:font-family-complex="'Liberation Serif'" fo:background-color="transparent" fo:color="#ff00cc"/>
    </style:style>
    <style:style style:name="T2062" style:family="text">
      <style:text-properties fo:font-size="14.00pt" fo:font-weight="bold" fo:font-family="Calibri" style:font-family-asian="Calibri" style:font-family-complex="Calibri" fo:background-color="transparent" fo:color="#ff00cc"/>
    </style:style>
    <style:style style:name="T2063" style:family="text">
      <style:text-properties fo:font-size="14.00pt" fo:font-weight="bold" fo:font-family="'Liberation Serif'" style:font-family-asian="'Liberation Serif'" style:font-family-complex="'Liberation Serif'" fo:background-color="transparent" fo:color="#ff00cc"/>
    </style:style>
    <style:style style:name="T2064" style:family="text">
      <style:text-properties fo:font-size="14.00pt" fo:font-weight="bold" fo:font-family="Calibri" style:font-family-asian="Calibri" style:font-family-complex="Calibri" fo:background-color="transparent" fo:color="#ff00cc"/>
    </style:style>
    <style:style style:name="T2065" style:family="text">
      <style:text-properties fo:font-size="14.00pt" fo:font-weight="bold" fo:font-family="'Liberation Serif'" style:font-family-asian="'Liberation Serif'" style:font-family-complex="'Liberation Serif'" fo:background-color="transparent" fo:color="#ff00cc"/>
    </style:style>
    <style:style style:name="T2066" style:family="text">
      <style:text-properties fo:font-size="14.00pt" fo:font-weight="bold" fo:font-family="Calibri" style:font-family-asian="Calibri" style:font-family-complex="Calibri" fo:background-color="transparent" fo:color="#ff00cc"/>
    </style:style>
    <style:style style:name="T2067" style:family="text">
      <style:text-properties fo:font-size="14.00pt" fo:font-weight="bold" fo:font-family="Calibri" style:font-family-asian="Calibri" style:font-family-complex="Calibri" fo:background-color="transparent" fo:color="#ff00cc"/>
    </style:style>
    <style:style style:name="T2068" style:family="text">
      <style:text-properties fo:font-size="14.00pt" fo:font-weight="bold" fo:font-family="'Liberation Serif'" style:font-family-asian="'Liberation Serif'" style:font-family-complex="'Liberation Serif'" fo:background-color="transparent" fo:color="#ff00cc"/>
    </style:style>
    <style:style style:name="T2069" style:family="text">
      <style:text-properties fo:font-size="14.00pt" fo:font-weight="bold" fo:font-family="Calibri" style:font-family-asian="Calibri" style:font-family-complex="Calibri" fo:background-color="transparent" fo:color="#ff00cc"/>
    </style:style>
    <style:style style:name="T20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7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4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6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5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5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5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7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5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5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5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0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6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9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9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9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0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1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2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2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2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2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2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2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2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2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2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2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3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3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3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3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3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3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3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3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3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3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4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4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4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4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4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4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4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4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4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4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5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5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5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5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5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5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5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5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6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6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6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6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6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6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6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6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6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6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7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7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7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7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7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7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7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7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7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7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8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8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8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8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8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8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8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8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8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8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9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9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9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9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9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9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9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9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299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299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0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0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0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0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0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0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0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0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0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0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1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1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1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1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1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1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1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1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1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1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2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2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2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2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2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2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2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2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2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2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3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3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3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3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3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3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3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3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3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3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4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4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4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4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4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4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4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4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4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4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5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5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5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5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5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5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5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5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5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5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6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6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6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6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6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6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6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6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6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6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7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7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7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7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7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7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7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7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7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7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8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8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8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8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8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8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8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8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8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8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9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9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9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9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9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9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9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09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0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0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0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0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0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0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0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0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0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0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0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1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1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1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1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1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1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1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1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1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1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2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2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2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2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2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2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2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2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2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2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3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3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3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3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3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3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3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3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3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4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14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4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45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46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47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48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49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50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51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52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53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54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55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56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57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58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59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60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61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62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63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64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65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66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67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68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69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70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71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72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73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74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75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7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7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8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8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8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8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8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8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8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8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8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8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9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9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9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9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9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9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9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9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19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199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200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201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202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203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204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205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206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207" style:family="text">
      <style:text-properties fo:font-size="14.00pt" fo:font-weight="normal" fo:font-family="Calibri" style:font-family-asian="Calibri" style:font-family-complex="Calibri" fo:background-color="#c5000b" style:use-window-font-color="true"/>
    </style:style>
    <style:style style:name="T3208" style:family="text">
      <style:text-properties fo:font-size="14.00pt" fo:font-weight="normal" fo:font-family="'Liberation Serif'" style:font-family-asian="'Liberation Serif'" style:font-family-complex="'Liberation Serif'" fo:background-color="#c5000b" style:use-window-font-color="true"/>
    </style:style>
    <style:style style:name="T3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1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5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5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5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5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5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5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5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5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5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6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6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6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6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6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6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6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6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6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6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7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7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7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7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7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7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7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7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7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7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8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8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8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8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8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8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8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8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9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9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9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9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9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9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9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9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29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29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0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0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0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0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0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0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06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07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08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09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10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1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1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1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1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1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16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1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1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1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2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2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2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2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24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009900" fo:color="#0000ff"/>
    </style:style>
    <style:style style:name="T332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26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009900" fo:color="#0000ff"/>
    </style:style>
    <style:style style:name="T332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2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2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3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3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3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3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3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3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3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3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3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3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4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4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4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43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44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45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46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47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48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49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50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51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52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53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54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55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56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5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58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59" style:family="text">
      <style:text-properties fo:font-size="14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009900" fo:color="#0000ff"/>
    </style:style>
    <style:style style:name="T3360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009900" fo:color="#0000ff"/>
    </style:style>
    <style:style style:name="T3361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62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63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64" style:family="text">
      <style:text-properties fo:font-size="14.00pt" fo:font-weight="normal" fo:font-family="Calibri" style:font-family-asian="Calibri" style:font-family-complex="Calibri" fo:background-color="#009900" style:use-window-font-color="true"/>
    </style:style>
    <style:style style:name="T3365" style:family="text">
      <style:text-properties fo:font-size="14.00pt" fo:font-weight="normal" fo:font-family="'Liberation Serif'" style:font-family-asian="'Liberation Serif'" style:font-family-complex="'Liberation Serif'" fo:background-color="#009900" style:use-window-font-color="true"/>
    </style:style>
    <style:style style:name="T3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left="0.00pt" fo:text-indent="27.00pt" fo:margin-bottom="6.00pt"/>
    </style:style>
    <style:style style:name="P2" style:family="paragraph">
      <style:paragraph-properties fo:line-height="100.00%" fo:text-align="justify" fo:margin-bottom="6.00pt"/>
    </style:style>
    <style:style style:name="P3" style:family="paragraph">
      <style:paragraph-properties fo:line-height="100.00%" fo:text-align="justify" fo:margin-left="0.00pt" fo:text-indent="27.00pt" fo:margin-top="12.00pt" fo:margin-bottom="6.00pt"/>
    </style:style>
    <style:style style:name="P4" style:family="paragraph">
      <style:paragraph-properties fo:line-height="100.00%" fo:text-align="justify" fo:margin-left="0.00pt" fo:text-indent="27.00pt" fo:margin-bottom="6.00pt"/>
    </style:style>
    <style:style style:name="P5" style:family="paragraph">
      <style:paragraph-properties fo:line-height="100.00%" fo:text-align="justify" fo:margin-left="0.00pt" fo:text-indent="27.00pt"/>
    </style:style>
    <style:style style:name="P6" style:family="paragraph">
      <style:paragraph-properties fo:line-height="100.00%" fo:text-align="left" fo:margin-left="0.00pt" fo:text-indent="27.00pt"/>
    </style:style>
    <style:style style:name="P7" style:family="paragraph">
      <style:paragraph-properties fo:line-height="100.00%" fo:text-align="justify" fo:margin-left="0.00pt" fo:text-indent="27.00pt"/>
    </style:style>
    <style:style style:name="P8" style:family="paragraph">
      <style:paragraph-properties fo:line-height="100.00%" fo:text-align="left" fo:margin-left="0.00pt" fo:text-indent="27.00pt"/>
    </style:style>
    <style:style style:name="P9" style:family="paragraph">
      <style:paragraph-properties fo:line-height="100.00%" fo:text-align="left" fo:margin-left="0.00pt" fo:text-indent="27.00pt" fo:margin-bottom="6.00pt">
        <style:tab-stops>
          <style:tab-stop style:position="203.25pt"/>
        </style:tab-stops>
      </style:paragraph-properties>
    </style:style>
    <style:style style:name="P10" style:family="paragraph">
      <style:paragraph-properties fo:line-height="100.00%" fo:text-align="left" fo:margin-left="0.00pt" fo:text-indent="27.00pt"/>
    </style:style>
    <style:style style:name="P11" style:family="paragraph">
      <style:paragraph-properties fo:line-height="100.00%" fo:text-align="left" fo:margin-left="0.00pt" fo:text-indent="27.00pt">
        <style:tab-stops>
          <style:tab-stop style:position="203.25pt"/>
        </style:tab-stops>
      </style:paragraph-properties>
    </style:style>
    <style:style style:name="P12" style:family="paragraph">
      <style:paragraph-properties fo:line-height="100.00%" fo:text-align="left" fo:margin-left="0.00pt" fo:text-indent="27.00pt" fo:margin-bottom="6.00pt">
        <style:tab-stops>
          <style:tab-stop style:position="203.25pt"/>
        </style:tab-stops>
      </style:paragraph-properties>
    </style:style>
    <style:style style:name="P13" style:family="paragraph">
      <style:paragraph-properties fo:line-height="100.00%" fo:text-align="left" fo:margin-left="0.00pt" fo:text-indent="27.00pt"/>
    </style:style>
    <style:style style:name="P14" style:family="paragraph">
      <style:paragraph-properties fo:line-height="100.00%" fo:text-align="left" fo:margin-left="0.00pt" fo:text-indent="27.00pt" fo:margin-bottom="6.00pt"/>
    </style:style>
    <style:style style:name="P15" style:family="paragraph">
      <style:paragraph-properties fo:line-height="100.00%" fo:text-align="left" fo:margin-left="0.00pt" fo:text-indent="27.00pt"/>
    </style:style>
    <style:style style:name="P16" style:family="paragraph">
      <style:paragraph-properties fo:line-height="100.00%" fo:text-align="left" fo:margin-left="0.00pt" fo:text-indent="27.00pt" fo:margin-bottom="6.00pt"/>
    </style:style>
    <style:style style:name="P17" style:family="paragraph">
      <style:paragraph-properties fo:line-height="100.00%" fo:text-align="left" fo:margin-left="0.00pt" fo:text-indent="27.00pt"/>
    </style:style>
    <style:style style:name="P18" style:family="paragraph">
      <style:paragraph-properties fo:line-height="100.00%" fo:text-align="left" fo:margin-left="0.00pt" fo:text-indent="27.00pt" fo:margin-bottom="6.00pt"/>
    </style:style>
    <style:style style:name="P19" style:family="paragraph">
      <style:paragraph-properties fo:line-height="100.00%" fo:text-align="left" fo:margin-left="0.00pt" fo:text-indent="27.00pt"/>
    </style:style>
    <style:style style:name="P20" style:family="paragraph">
      <style:paragraph-properties fo:line-height="100.00%" fo:text-align="left" fo:margin-left="0.00pt" fo:text-indent="27.00pt" fo:margin-bottom="6.00pt"/>
    </style:style>
    <style:style style:name="P21" style:family="paragraph">
      <style:paragraph-properties fo:line-height="100.00%" fo:text-align="left" fo:margin-left="0.00pt" fo:text-indent="27.00pt"/>
    </style:style>
    <style:style style:name="P22" style:family="paragraph">
      <style:paragraph-properties fo:line-height="100.00%" fo:text-align="left" fo:margin-left="0.00pt" fo:text-indent="27.00pt" fo:margin-bottom="6.00pt"/>
    </style:style>
    <style:style style:name="P23" style:family="paragraph">
      <style:paragraph-properties fo:line-height="100.00%" fo:text-align="left" fo:margin-left="0.00pt" fo:text-indent="27.00pt"/>
    </style:style>
  </office:automatic-styles>
  <office:body>
    <office:text>
      <text:p text:style-name="P1"><text:span text:style-name="T1">Часть</text:span><text:span text:style-name="T2"><text:s/>1.<text:s/></text:span><text:span text:style-name="T3">Библейская</text:span><text:span text:style-name="T4"><text:s/></text:span><text:span text:style-name="T5">археология</text:span></text:p>
      <text:p text:style-name="P1"><text:span text:style-name="T6">1.1.<text:s/></text:span><text:span text:style-name="T7">Зарождение</text:span><text:span text:style-name="T8"><text:s/></text:span><text:span text:style-name="T9">интереса</text:span><text:span text:style-name="T10"><text:s/>(</text:span><text:span text:style-name="T11">к</text:span><text:span text:style-name="T12"><text:s/></text:span><text:span text:style-name="T13">реликвиям</text:span><text:span text:style-name="T14">).<text:s/></text:span><text:span text:style-name="T15">Начальный</text:span><text:span text:style-name="T16"><text:s/></text:span><text:span text:style-name="T17">этап</text:span><text:span text:style-name="T18"><text:s/></text:span><text:span text:style-name="T19">изучения</text:span><text:span text:style-name="T20"><text:s/></text:span><text:span text:style-name="T21">катакомб</text:span><text:span text:style-name="T22">.<text:s/></text:span><text:span text:style-name="T23">Антонио</text:span><text:span text:style-name="T24"><text:s/></text:span><text:span text:style-name="T25">Бозио</text:span></text:p>
      <text:p text:style-name="P1"><text:span text:style-name="T26"/></text:p>
      <text:p text:style-name="P1"><text:span text:style-name="T27">Интерес</text:span><text:span text:style-name="T28"><text:s/></text:span><text:span text:style-name="T29">иудеев</text:span><text:span text:style-name="T30"><text:s/></text:span><text:span text:style-name="T31">и</text:span><text:span text:style-name="T32"><text:s/></text:span><text:span text:style-name="T33">христиан</text:span><text:span text:style-name="T34"><text:s/></text:span><text:span text:style-name="T35">к</text:span><text:span text:style-name="T36"><text:s/></text:span><text:span text:style-name="T37">древним</text:span><text:span text:style-name="T38"><text:s/></text:span><text:span text:style-name="T39">памятникам</text:span><text:span text:style-name="T40"><text:s/></text:span><text:span text:style-name="T41">тех</text:span><text:span text:style-name="T42"><text:s/></text:span><text:span text:style-name="T43">событий</text:span><text:span text:style-name="T44">,<text:s/></text:span><text:span text:style-name="T45">о</text:span><text:span text:style-name="T46"><text:s/></text:span><text:span text:style-name="T47">которых</text:span><text:span text:style-name="T48"><text:s/></text:span><text:span text:style-name="T49">повествуется</text:span><text:span text:style-name="T50"><text:s/></text:span><text:span text:style-name="T51">в</text:span><text:span text:style-name="T52"><text:s/></text:span><text:span text:style-name="T53">Библии</text:span><text:span text:style-name="T54">,</text:span><text:span text:style-name="T55"><text:s/></text:span><text:span text:style-name="T56">появился</text:span><text:span text:style-name="T57"><text:s/></text:span><text:span text:style-name="T58">еще</text:span><text:span text:style-name="T59"><text:s/></text:span><text:span text:style-name="T60">на</text:span><text:span text:style-name="T61"><text:s/></text:span><text:span text:style-name="T62">заре</text:span><text:span text:style-name="T63"><text:s/></text:span><text:span text:style-name="T64">христианства</text:span><text:span text:style-name="T65">,<text:s/></text:span><text:span text:style-name="T66">как</text:span><text:span text:style-name="T67"><text:s/></text:span><text:span text:style-name="T68">олицетворение</text:span><text:span text:style-name="T69"><text:s/></text:span><text:span text:style-name="T70">живого</text:span><text:span text:style-name="T71"><text:s/></text:span><text:span text:style-name="T72">Предания</text:span><text:span text:style-name="T73">,<text:s text:c="2"/></text:span><text:span text:style-name="T74">и</text:span><text:span text:style-name="T75"><text:s/></text:span><text:span text:style-name="T76">уверенно</text:span><text:span text:style-name="T77"><text:s/></text:span><text:span text:style-name="T78">начал</text:span><text:span text:style-name="T79"><text:s/></text:span><text:span text:style-name="T80">набирать</text:span><text:span text:style-name="T81"><text:s/></text:span><text:span text:style-name="T82">силу</text:span><text:span text:style-name="T83"><text:s/></text:span><text:span text:style-name="T84">в</text:span><text:span text:style-name="T85"><text:s/></text:span><text:span text:style-name="T86">период</text:span><text:span text:style-name="T87"><text:s/></text:span><text:span text:style-name="T88">поздней</text:span><text:span text:style-name="T89"><text:s/></text:span><text:span text:style-name="T90">античности</text:span><text:span text:style-name="T91">. </text:span></text:p>
      <text:p text:style-name="P1"><text:span text:style-name="T92">Еще</text:span><text:span text:style-name="T93"><text:s/></text:span><text:span text:style-name="T94">при</text:span><text:span text:style-name="T95"><text:s/></text:span><text:span text:style-name="T96">императоре</text:span><text:span text:style-name="T97"><text:s/></text:span><text:span text:style-name="T98">Константине</text:span><text:span text:style-name="T99"><text:s/></text:span><text:span text:style-name="T100">Великом</text:span><text:span text:style-name="T101"><text:s/>(306-337),<text:s/></text:span><text:span text:style-name="T102">вскоре</text:span><text:span text:style-name="T103"><text:s/></text:span><text:span text:style-name="T104">по</text:span><text:span text:style-name="T105"><text:s/></text:span><text:span text:style-name="T106">утверждении</text:span><text:span text:style-name="T107"><text:s/></text:span><text:span text:style-name="T108">христианства</text:span><text:span text:style-name="T109"><text:s/></text:span><text:span text:style-name="T110">на</text:span><text:span text:style-name="T111"><text:s/></text:span><text:span text:style-name="T112">территории</text:span><text:span text:style-name="T113"><text:s/></text:span><text:span text:style-name="T114">Риской</text:span><text:span text:style-name="T115"><text:s/></text:span><text:span text:style-name="T116">империи</text:span><text:span text:style-name="T117">,<text:s/></text:span><text:span text:style-name="T118">были</text:span><text:span text:style-name="T119"><text:s/></text:span><text:span text:style-name="T120">предприняты</text:span><text:span text:style-name="T121"><text:s/></text:span><text:span text:style-name="T122">определенные</text:span><text:span text:style-name="T123"><text:s/></text:span><text:span text:style-name="T124">меры</text:span><text:span text:style-name="T125"><text:s text:c="2"/></text:span><text:span text:style-name="T126">по</text:span><text:span text:style-name="T127"><text:s/></text:span><text:span text:style-name="T128">отысканию</text:span><text:span text:style-name="T129"><text:s/></text:span><text:span text:style-name="T130">и</text:span><text:span text:style-name="T131"><text:s/></text:span><text:span text:style-name="T132">прославлению</text:span><text:span text:style-name="T133"><text:s text:c="2"/></text:span><text:span text:style-name="T134">Креста</text:span><text:span text:style-name="T135"><text:s/></text:span><text:span text:style-name="T136">и</text:span><text:span text:style-name="T137"><text:s/></text:span><text:span text:style-name="T138">Гроба</text:span><text:span text:style-name="T139"><text:s/></text:span><text:span text:style-name="T140">Господня</text:span><text:span text:style-name="T141"><text:s/></text:span><text:span text:style-name="T142">в</text:span><text:span text:style-name="T143"><text:s/></text:span><text:span text:style-name="T144">Иерусалиме</text:span><text:span text:style-name="T145">.</text:span></text:p>
      <text:p text:style-name="P1"><text:span text:style-name="T145"><text:s/></text:span><text:span text:style-name="T146">Для</text:span><text:span text:style-name="T147"><text:s/></text:span><text:span text:style-name="T148">благочестивых</text:span><text:span text:style-name="T149"><text:s/></text:span><text:span text:style-name="T150">паломников</text:span><text:span text:style-name="T151">,<text:s/></text:span><text:span text:style-name="T152">желающим</text:span><text:span text:style-name="T153"><text:s/></text:span><text:span text:style-name="T154">поклониться</text:span><text:span text:style-name="T155"><text:s/></text:span><text:span text:style-name="T156">мощам</text:span><text:span text:style-name="T157"><text:s/></text:span><text:span text:style-name="T158">первых</text:span><text:span text:style-name="T159"><text:s/></text:span><text:span text:style-name="T160">святых</text:span><text:span text:style-name="T161"><text:s/></text:span><text:span text:style-name="T162">мучеников</text:span><text:span text:style-name="T163">,<text:s/></text:span><text:span text:style-name="T164">были</text:span><text:span text:style-name="T165"><text:s/></text:span><text:span text:style-name="T166">открыты</text:span><text:span text:style-name="T167"><text:s/></text:span><text:span text:style-name="T168">катакомбы</text:span><text:span text:style-name="T169">,<text:s/></text:span><text:span text:style-name="T170">а</text:span><text:span text:style-name="T171"><text:s/></text:span><text:span text:style-name="T172">над</text:span><text:span text:style-name="T173"><text:s/></text:span><text:span text:style-name="T174">их</text:span><text:span text:style-name="T175"><text:s/></text:span><text:span text:style-name="T176">входами</text:span><text:span text:style-name="T177"><text:s/></text:span><text:span text:style-name="T178">были</text:span><text:span text:style-name="T179"><text:s/></text:span><text:span text:style-name="T180">воздвигнуты</text:span><text:span text:style-name="T181"><text:s/></text:span><text:span text:style-name="T182">великолепные</text:span><text:span text:style-name="T183"><text:s/></text:span><text:span text:style-name="T184">базилики</text:span><text:span text:style-name="T185">.<text:s text:c="2"/></text:span><text:span text:style-name="T186">Большое</text:span><text:span text:style-name="T187"><text:s/></text:span><text:span text:style-name="T188">внимание</text:span><text:span text:style-name="T189"><text:s/></text:span><text:span text:style-name="T190">реставрации</text:span><text:span text:style-name="T191"><text:s/></text:span><text:span text:style-name="T192">катакомб</text:span><text:span text:style-name="T193"><text:s/></text:span><text:span text:style-name="T194">уделяли</text:span><text:span text:style-name="T195"><text:s/></text:span><text:span text:style-name="T196"><text:s/></text:span><text:span text:style-name="T197">Римские</text:span><text:span text:style-name="T198"><text:s/></text:span><text:span text:style-name="T199">понтифики</text:span><text:span text:style-name="T200">.<text:s text:c="2"/></text:span><text:span text:style-name="T201"><text:s/></text:span><text:span text:style-name="T202">Паломники</text:span><text:span text:style-name="T203"><text:s/></text:span><text:span text:style-name="T204">оставляли</text:span><text:span text:style-name="T205"><text:s/></text:span><text:span text:style-name="T206">на</text:span><text:span text:style-name="T207"><text:s/></text:span><text:span text:style-name="T208">стенах</text:span><text:span text:style-name="T209"><text:s/></text:span><text:span text:style-name="T210">различные</text:span><text:span text:style-name="T211"><text:s/></text:span><text:span text:style-name="T212">изображения</text:span><text:span text:style-name="T213"><text:s/></text:span><text:span text:style-name="T214">и</text:span><text:span text:style-name="T215"><text:s/></text:span><text:span text:style-name="T216">надписи</text:span><text:span text:style-name="T217">;<text:s text:c="2"/></text:span><text:span text:style-name="T218">записывали</text:span><text:span text:style-name="T219"><text:s/></text:span><text:span text:style-name="T220">свои</text:span><text:span text:style-name="T221"><text:s/></text:span><text:span text:style-name="T222">впечатления</text:span><text:span text:style-name="T223"><text:s/></text:span><text:span text:style-name="T224">от</text:span><text:span text:style-name="T225"><text:s/></text:span><text:span text:style-name="T226">посещения</text:span><text:span text:style-name="T227"><text:s/></text:span><text:span text:style-name="T228">захоронений</text:span><text:span text:style-name="T229"><text:s/></text:span><text:span text:style-name="T230">в</text:span><text:span text:style-name="T231"><text:s/></text:span><text:span text:style-name="T232">путевых</text:span><text:span text:style-name="T233"><text:s/></text:span><text:span text:style-name="T234">заметках</text:span><text:span text:style-name="T235">,<text:s/></text:span><text:span text:style-name="T236">которые</text:span><text:span text:style-name="T237"><text:s/></text:span><text:span text:style-name="T238">являются</text:span><text:span text:style-name="T239"><text:s/></text:span><text:span text:style-name="T240">одним</text:span><text:span text:style-name="T241"><text:s/></text:span><text:span text:style-name="T242">из</text:span><text:span text:style-name="T243"><text:s/></text:span><text:span text:style-name="T244">основных</text:span><text:span text:style-name="T245"><text:s/></text:span><text:span text:style-name="T246">источников</text:span><text:span text:style-name="T247"><text:s/></text:span><text:span text:style-name="T248">данных</text:span><text:span text:style-name="T249"><text:s/></text:span><text:span text:style-name="T250">для</text:span><text:span text:style-name="T251"><text:s/></text:span><text:span text:style-name="T252">изучения</text:span><text:span text:style-name="T253"><text:s/></text:span><text:span text:style-name="T254">катакомб</text:span><text:span text:style-name="T255">.<text:s/></text:span><text:span text:style-name="T256">Блаженный</text:span><text:span text:style-name="T257"><text:s/></text:span><text:span text:style-name="T258">Иероним</text:span><text:span text:style-name="T259"><text:s/></text:span><text:span text:style-name="T260">Стридонский</text:span><text:span text:style-name="T261"><text:s/>(346-419)<text:s/></text:span><text:span text:style-name="T262">свидетельствовал</text:span><text:span text:style-name="T263"><text:s/></text:span><text:span text:style-name="T264">о</text:span><text:span text:style-name="T265"><text:s/></text:span><text:span text:style-name="T266">том</text:span><text:span text:style-name="T267">,<text:s/></text:span><text:span text:style-name="T268">что</text:span><text:span text:style-name="T269"><text:s/></text:span><text:span text:style-name="T270">в</text:span><text:span text:style-name="T271"><text:s/></text:span><text:span text:style-name="T272">юности</text:span><text:span text:style-name="T273"><text:s/></text:span><text:span text:style-name="T274">он</text:span><text:span text:style-name="T275"><text:s/></text:span><text:span text:style-name="T276">часто</text:span><text:span text:style-name="T277"><text:s/></text:span><text:span text:style-name="T278">посещал</text:span><text:span text:style-name="T279"><text:s/></text:span><text:span text:style-name="T280">катаомбы</text:span><text:span text:style-name="T281"><text:s/></text:span><text:span text:style-name="T282">с</text:span><text:span text:style-name="T283"><text:s/></text:span><text:span text:style-name="T284">товарищами</text:span><text:span text:style-name="T285">;<text:s text:c="2"/></text:span><text:span text:style-name="T286">Пруденций</text:span><text:span text:style-name="T287"><text:s/>(348-413)<text:s text:c="2"/></text:span><text:span text:style-name="T288">же</text:span><text:span text:style-name="T289"><text:s/></text:span><text:span text:style-name="T290">неоднократно</text:span><text:span text:style-name="T291"><text:s/></text:span><text:span text:style-name="T292">воспевал</text:span><text:span text:style-name="T293"><text:s/></text:span><text:span text:style-name="T294">их</text:span><text:span text:style-name="T295"><text:s text:c="2"/></text:span><text:span text:style-name="T296">в</text:span><text:span text:style-name="T297"><text:s/></text:span><text:span text:style-name="T298">своих</text:span><text:span text:style-name="T299"><text:s/></text:span><text:span text:style-name="T300">гимнах</text:span><text:span text:style-name="T301">. </text:span></text:p>
      <text:p text:style-name="P2"><text:span text:style-name="T301"><text:s text:c="4"/></text:span><text:span text:style-name="T302">Однако</text:span><text:span text:style-name="T303"><text:s/></text:span><text:span text:style-name="T304">с</text:span><text:span text:style-name="T305"><text:s/>V<text:s/></text:span><text:span text:style-name="T306">века</text:span><text:span text:style-name="T307"><text:s/></text:span><text:span text:style-name="T308">катакомбы</text:span><text:span text:style-name="T309"><text:s/></text:span><text:span text:style-name="T310">перестают</text:span><text:span text:style-name="T311"><text:s/></text:span><text:span text:style-name="T312">использоваться</text:span><text:span text:style-name="T313"><text:s/></text:span><text:span text:style-name="T314">как</text:span><text:span text:style-name="T315"><text:s/></text:span><text:span text:style-name="T316">места</text:span><text:span text:style-name="T317"><text:s/></text:span><text:span text:style-name="T318">захоронения</text:span><text:span text:style-name="T319">.<text:s/></text:span><text:span text:style-name="T320">Интерес</text:span><text:span text:style-name="T321"><text:s/></text:span><text:span text:style-name="T322">к</text:span><text:span text:style-name="T323"><text:s/></text:span><text:span text:style-name="T324">ним</text:span><text:span text:style-name="T325"><text:s/></text:span><text:span text:style-name="T326">начал</text:span><text:span text:style-name="T327"><text:s/></text:span><text:span text:style-name="T328">заметно</text:span><text:span text:style-name="T329"><text:s/></text:span><text:span text:style-name="T330">снижаться</text:span><text:span text:style-name="T331">,<text:s/></text:span><text:span text:style-name="T332">что</text:span><text:span text:style-name="T333"><text:s/></text:span><text:span text:style-name="T334">было</text:span><text:span text:style-name="T335"><text:s/></text:span><text:span text:style-name="T336">вызвано</text:span><text:span text:style-name="T337"><text:s/></text:span><text:span text:style-name="T338">масштабным</text:span><text:span text:style-name="T339"><text:s/></text:span><text:span text:style-name="T340">извлечением</text:span><text:span text:style-name="T341"><text:s/></text:span><text:span text:style-name="T342">из</text:span><text:span text:style-name="T343"><text:s/></text:span><text:span text:style-name="T344">них</text:span><text:span text:style-name="T345"><text:s/></text:span><text:span text:style-name="T346">мощей</text:span><text:span text:style-name="T347"><text:s/></text:span><text:span text:style-name="T348">святых</text:span><text:span text:style-name="T349">.<text:s/></text:span><text:span text:style-name="T350">По</text:span><text:span text:style-name="T351"><text:s/></text:span><text:span text:style-name="T352">сообщениям</text:span><text:span text:style-name="T353"><text:s/></text:span><text:span text:style-name="T354">хронистов</text:span><text:span text:style-name="T355"><text:s/></text:span><text:span text:style-name="T356">известно</text:span><text:span text:style-name="T357">,<text:s/></text:span><text:span text:style-name="T358">что</text:span><text:span text:style-name="T359"><text:s/></text:span><text:span text:style-name="T360">при</text:span><text:span text:style-name="T361"><text:s/></text:span><text:span text:style-name="T362">папе</text:span><text:span text:style-name="T363"><text:s/></text:span><text:span text:style-name="T364">Бонифации</text:span><text:span text:style-name="T365"><text:s/>IV<text:s/></text:span><text:span text:style-name="T366">из</text:span><text:span text:style-name="T367"><text:s/></text:span><text:span text:style-name="T368">катакомб</text:span><text:span text:style-name="T369"><text:s/></text:span><text:span text:style-name="T370">было</text:span><text:span text:style-name="T371"><text:s/></text:span><text:span text:style-name="T372">вывезено</text:span><text:span text:style-name="T373"><text:s/></text:span><text:span text:style-name="T374">тридцать</text:span><text:span text:style-name="T375"><text:s/></text:span><text:span text:style-name="T376">две</text:span><text:span text:style-name="T377"><text:s/></text:span><text:span text:style-name="T378">повозки</text:span><text:span text:style-name="T379"><text:s/></text:span><text:span text:style-name="T380">с</text:span><text:span text:style-name="T381"><text:s/></text:span><text:span text:style-name="T382">мощами</text:span><text:span text:style-name="T383"><text:s/></text:span><text:span text:style-name="T384">святых</text:span><text:span text:style-name="T385"><text:s/></text:span><text:span text:style-name="T386">по</text:span><text:span text:style-name="T387"><text:s/></text:span><text:span text:style-name="T388">случаю</text:span><text:span text:style-name="T389"><text:s/></text:span><text:span text:style-name="T390">освящения</text:span><text:span text:style-name="T391"><text:s/></text:span><text:span text:style-name="T392">Пантеона</text:span><text:span text:style-name="T393">,<text:s/></text:span><text:span text:style-name="T394">а</text:span><text:span text:style-name="T395"><text:s/></text:span><text:span text:style-name="T396">при</text:span><text:span text:style-name="T397"><text:s/></text:span><text:span text:style-name="T398">папе</text:span><text:span text:style-name="T399"><text:s/></text:span><text:span text:style-name="T400">Пасхалии</text:span><text:span text:style-name="T401"><text:s/>I<text:s/></text:span><text:span text:style-name="T402">было</text:span><text:span text:style-name="T403"><text:s/></text:span><text:span text:style-name="T404">извлечено</text:span><text:span text:style-name="T405"><text:s/></text:span><text:span text:style-name="T406">две</text:span><text:span text:style-name="T407"><text:s/></text:span><text:span text:style-name="T408">тысячи</text:span><text:span text:style-name="T409"><text:s/></text:span><text:span text:style-name="T410">триста</text:span><text:span text:style-name="T411"><text:s/></text:span><text:span text:style-name="T412">мощей</text:span><text:span text:style-name="T413"><text:s/></text:span><text:span text:style-name="T414">святых</text:span><text:span text:style-name="T415"><text:s/>(</text:span><text:span text:style-name="T416">о</text:span><text:span text:style-name="T417"><text:s/></text:span><text:span text:style-name="T418">чем</text:span><text:span text:style-name="T419"><text:s/></text:span><text:span text:style-name="T420">свидетельствует</text:span><text:span text:style-name="T421"><text:s/></text:span><text:span text:style-name="T422">надпись</text:span><text:span text:style-name="T423"><text:s/></text:span><text:span text:style-name="T424">в</text:span><text:span text:style-name="T425"><text:s/></text:span><text:span text:style-name="T426">базилике</text:span><text:span text:style-name="T427"><text:s/></text:span><text:span text:style-name="T428">Санта</text:span><text:span text:style-name="T429"><text:s/></text:span><text:span text:style-name="T430">—<text:s/></text:span><text:span text:style-name="T431">Прасседе</text:span><text:span text:style-name="T432">).</text:span></text:p>
      <text:p text:style-name="P3"><text:span text:style-name="T433">С</text:span><text:span text:style-name="T434"><text:s/></text:span><text:span text:style-name="T435">конца</text:span><text:span text:style-name="T436"><text:s/>IX<text:s/></text:span><text:span text:style-name="T437">века</text:span><text:span text:style-name="T438"><text:s/></text:span><text:span text:style-name="T439">посещение</text:span><text:span text:style-name="T440"><text:s/></text:span><text:span text:style-name="T441">римских</text:span><text:span text:style-name="T442"><text:s/></text:span><text:span text:style-name="T443">катакомб</text:span><text:span text:style-name="T444">,<text:s/></text:span><text:span text:style-name="T445">лишившихся</text:span><text:span text:style-name="T446"><text:s/></text:span><text:span text:style-name="T447">привлекавших</text:span><text:span text:style-name="T448"><text:s/></text:span><text:span text:style-name="T449">паломников</text:span><text:span text:style-name="T450"><text:s/></text:span><text:span text:style-name="T451">мощей</text:span><text:span text:style-name="T452">,<text:s/></text:span><text:span text:style-name="T453">практически</text:span><text:span text:style-name="T454"><text:s/></text:span><text:span text:style-name="T455">прекращается</text:span><text:span text:style-name="T456"><text:s/></text:span><text:span text:style-name="T457">практически</text:span><text:span text:style-name="T458"><text:s/></text:span><text:span text:style-name="T459">на</text:span><text:span text:style-name="T460"><text:s/></text:span><text:span text:style-name="T461">шестьсот</text:span><text:span text:style-name="T462"><text:s/></text:span><text:span text:style-name="T463">лет</text:span><text:span text:style-name="T464">.<text:s/></text:span><text:span text:style-name="T465">И</text:span><text:span text:style-name="T466"><text:s/></text:span><text:span text:style-name="T467">только</text:span><text:span text:style-name="T468"><text:s/></text:span><text:span text:style-name="T469">с</text:span><text:span text:style-name="T470"><text:s/>XVI<text:s/></text:span><text:span text:style-name="T471">века</text:span><text:span text:style-name="T472"><text:s text:c="2"/></text:span><text:span text:style-name="T473">о</text:span><text:span text:style-name="T474"><text:s/></text:span><text:span text:style-name="T475">катакомбах</text:span><text:span text:style-name="T476"><text:s/></text:span><text:span text:style-name="T477">вновь</text:span><text:span text:style-name="T478"><text:s/></text:span><text:span text:style-name="T479">вспоинают</text:span><text:span text:style-name="T480"><text:s/></text:span><text:span text:style-name="T481">и</text:span><text:span text:style-name="T482"><text:s/></text:span><text:span text:style-name="T483">начинают</text:span><text:span text:style-name="T484"><text:s/></text:span><text:span text:style-name="T485">серьезно</text:span><text:span text:style-name="T486"><text:s/></text:span><text:span text:style-name="T487">изучать</text:span><text:span text:style-name="T488">.<text:s/></text:span><text:span text:style-name="T489">начало изучения археологии началось с катакомб</text:span><text:span text:style-name="T490"/></text:p>
      <text:p text:style-name="P4"><text:span text:style-name="T491"/></text:p>
      <text:p text:style-name="P5"><text:span text:style-name="T492"><text:s/></text:span><text:span text:style-name="T493">Начало</text:span><text:span text:style-name="T494"><text:s/></text:span><text:span text:style-name="T495">этому</text:span><text:span text:style-name="T496"><text:s/></text:span><text:span text:style-name="T497">длительному</text:span><text:span text:style-name="T498"><text:s/></text:span><text:span text:style-name="T499">и</text:span><text:span text:style-name="T500"><text:s/></text:span><text:span text:style-name="T501">кропотливому</text:span><text:span text:style-name="T502"><text:s/></text:span><text:span text:style-name="T503">процессу</text:span><text:span text:style-name="T504"><text:s/></text:span><text:span text:style-name="T505">было</text:span><text:span text:style-name="T506"><text:s/></text:span><text:span text:style-name="T507">положено</text:span><text:span text:style-name="T508"><text:s/></text:span><text:span text:style-name="T509">трудами</text:span><text:span text:style-name="T510"><text:s/></text:span><text:span text:style-name="T511">мальтийского</text:span><text:span text:style-name="T512"><text:s/></text:span><text:span text:style-name="T513">рыцаря</text:span><text:span text:style-name="T514"><text:s/></text:span><text:span text:style-name="T515">Антонио</text:span><text:span text:style-name="T516"><text:s/></text:span><text:span text:style-name="T517">Бозио</text:span><text:span text:style-name="T518"><text:s/></text:span><text:span text:style-name="T519">(</text:span><text:span text:style-name="T520">ок</text:span><text:span text:style-name="T521">. 1576</text:span><text:span text:style-name="T522">—1629),</text:span><text:span text:style-name="T523"><text:s/></text:span><text:span text:style-name="T524">употребившего</text:span><text:span text:style-name="T525"><text:s/></text:span><text:span text:style-name="T526">все</text:span><text:span text:style-name="T527"><text:s/></text:span><text:span text:style-name="T528">свое</text:span><text:span text:style-name="T529"><text:s text:c="2"/></text:span><text:span text:style-name="T530">состояние</text:span><text:span text:style-name="T531"><text:s/></text:span><text:span text:style-name="T532">и</text:span><text:span text:style-name="T533"><text:s text:c="2"/>36<text:s/></text:span><text:span text:style-name="T534">лет</text:span><text:span text:style-name="T535"><text:s/></text:span><text:span text:style-name="T536">жизни</text:span><text:span text:style-name="T537"><text:s/></text:span><text:span text:style-name="T538">на</text:span><text:span text:style-name="T539"><text:s/></text:span><text:span text:style-name="T540">исследование</text:span><text:span text:style-name="T541"><text:s/></text:span><text:span text:style-name="T542">римских</text:span><text:span text:style-name="T543"><text:s/></text:span><text:span text:style-name="T544">подземелий</text:span><text:span text:style-name="T545">.<text:s/></text:span><text:span text:style-name="T546">Не</text:span><text:span text:style-name="T547"><text:s/></text:span><text:span text:style-name="T548">проводя</text:span><text:span text:style-name="T549"><text:s text:c="2"/></text:span><text:span text:style-name="T550">раскопок</text:span><text:span text:style-name="T551"><text:s/></text:span><text:span text:style-name="T552">как</text:span><text:span text:style-name="T553"><text:s/></text:span><text:span text:style-name="T554">таковых</text:span><text:span text:style-name="T555">,<text:s/></text:span><text:span text:style-name="T556">он</text:span><text:span text:style-name="T557"><text:s/></text:span><text:span text:style-name="T558">осматривал</text:span><text:span text:style-name="T559"><text:s/></text:span><text:span text:style-name="T560">галереи</text:span><text:span text:style-name="T561">,<text:s/></text:span><text:span text:style-name="T562">отмечал</text:span><text:span text:style-name="T563"><text:s/></text:span><text:span text:style-name="T564">их</text:span><text:span text:style-name="T565"><text:s/></text:span><text:span text:style-name="T566">архитектурные</text:span><text:span text:style-name="T567"><text:s/></text:span><text:span text:style-name="T568">особенности</text:span><text:span text:style-name="T569"><text:s/></text:span><text:span text:style-name="T570">и</text:span><text:span text:style-name="T571"><text:s/></text:span><text:span text:style-name="T572">копировал</text:span><text:span text:style-name="T573"><text:s/></text:span><text:span text:style-name="T574">фрески</text:span><text:span text:style-name="T575">. </text:span></text:p>
      <text:p text:style-name="P6"><text:span text:style-name="T576"/></text:p>
      <text:p text:style-name="P6"><text:span text:style-name="T576"/></text:p>
      <text:p text:style-name="P7"><text:span text:style-name="T577">Результатом</text:span><text:span text:style-name="T578"><text:s/></text:span><text:span text:style-name="T579">этой</text:span><text:span text:style-name="T580"><text:s/></text:span><text:span text:style-name="T581">многолетней</text:span><text:span text:style-name="T582"><text:s/></text:span><text:span text:style-name="T583">работы</text:span><text:span text:style-name="T584"><text:s/></text:span><text:span text:style-name="T585">стал</text:span><text:span text:style-name="T586"><text:s/></text:span><text:span text:style-name="T587">известный</text:span><text:span text:style-name="T588"><text:s/></text:span><text:span text:style-name="T589">труд</text:span><text:span text:style-name="T590"><text:s/></text:span><text:span text:style-name="T591">Бозио</text:span><text:span text:style-name="T592"><text:s/>-«</text:span><text:span text:style-name="T593">Подземный</text:span><text:span text:style-name="T594"><text:s/></text:span><text:span text:style-name="T595">Рим</text:span><text:span text:style-name="T596">» (</text:span><text:span text:style-name="T597">итал</text:span><text:span text:style-name="T598">. «Roma subterranea»),<text:s/></text:span><text:span text:style-name="T599">изданный</text:span><text:span text:style-name="T600"><text:s/></text:span><text:span text:style-name="T601">посмертно</text:span><text:span text:style-name="T602"><text:s/></text:span><text:span text:style-name="T603">в</text:span><text:span text:style-name="T604"><text:s/>1632<text:s/></text:span><text:span text:style-name="T605">году</text:span><text:span text:style-name="T606"><text:s/></text:span><text:span text:style-name="T607">на</text:span><text:span text:style-name="T608"><text:s/></text:span><text:span text:style-name="T609">итальянском</text:span><text:span text:style-name="T610"><text:s/></text:span><text:span text:style-name="T611">языке</text:span><text:span text:style-name="T612">.<text:s text:c="2"/></text:span><text:span text:style-name="T613">Эта</text:span><text:span text:style-name="T614"><text:s/></text:span><text:span text:style-name="T615">работа</text:span><text:span text:style-name="T616"><text:s/></text:span><text:span text:style-name="T617">дала</text:span><text:span text:style-name="T618"><text:s/></text:span><text:span text:style-name="T619">весьма</text:span><text:span text:style-name="T620"><text:s/></text:span><text:span text:style-name="T621">ценный</text:span><text:span text:style-name="T622"><text:s/></text:span><text:span text:style-name="T623">материал</text:span><text:span text:style-name="T624"><text:s text:c="2"/></text:span><text:span text:style-name="T625">для</text:span><text:span text:style-name="T626"><text:s/></text:span><text:span text:style-name="T627">изучения</text:span><text:span text:style-name="T628"><text:s/></text:span><text:span text:style-name="T629">истории</text:span><text:span text:style-name="T630"><text:s/></text:span><text:span text:style-name="T631">ранней</text:span><text:span text:style-name="T632"><text:s/></text:span><text:span text:style-name="T633">Церкви</text:span><text:span text:style-name="T634"><text:s/></text:span><text:span text:style-name="T635">и</text:span><text:span text:style-name="T636">,<text:s/></text:span><text:span text:style-name="T637">как</text:span><text:span text:style-name="T638"><text:s/></text:span><text:span text:style-name="T639">отмечает</text:span><text:span text:style-name="T640"><text:s/></text:span><text:span text:style-name="T641">Л</text:span><text:span text:style-name="T642">.</text:span><text:span text:style-name="T643">А</text:span><text:span text:style-name="T644">.</text:span><text:span text:style-name="T645">Беляев</text:span><text:span text:style-name="T646">,<text:s text:c="2"/></text:span><text:span text:style-name="T647">заложила</text:span><text:span text:style-name="T648"><text:s/>«</text:span><text:span text:style-name="T649">основу</text:span><text:span text:style-name="T650"><text:s/></text:span><text:span text:style-name="T651">методики</text:span><text:span text:style-name="T652"><text:s/></text:span><text:span text:style-name="T653">соединения</text:span><text:span text:style-name="T654"><text:s/></text:span><text:span text:style-name="T655">письменных</text:span><text:span text:style-name="T656"><text:s/></text:span><text:span text:style-name="T657">источников</text:span><text:span text:style-name="T658"><text:s/></text:span><text:span text:style-name="T659">по</text:span><text:span text:style-name="T660"><text:s/></text:span><text:span text:style-name="T661">истории</text:span><text:span text:style-name="T662"><text:s/></text:span><text:span text:style-name="T663">Церкви</text:span><text:span text:style-name="T664"><text:s/></text:span><text:span text:style-name="T665">с</text:span><text:span text:style-name="T666"><text:s/></text:span><text:span text:style-name="T667">археологическими</text:span><text:span text:style-name="T668"><text:s/></text:span><text:span text:style-name="T669">данными</text:span><text:span text:style-name="T670">». (</text:span><text:span text:style-name="T671">к</text:span><text:span text:style-name="T672">-</text:span><text:span text:style-name="T673">рые</text:span><text:span text:style-name="T674"><text:s/></text:span><text:span text:style-name="T675">он</text:span><text:span text:style-name="T676"><text:s/></text:span><text:span text:style-name="T677">интерпретировал</text:span><text:span text:style-name="T678"><text:s/></text:span><text:span text:style-name="T679">в</text:span><text:span text:style-name="T680"><text:s/></text:span><text:span text:style-name="T681">контексте</text:span><text:span text:style-name="T682"><text:s/></text:span><text:span text:style-name="T683">древних</text:span><text:span text:style-name="T684"><text:s/></text:span><text:span text:style-name="T685">текстов</text:span><text:span text:style-name="T686">).<text:s/></text:span><text:span text:style-name="T687">Не</text:span><text:span text:style-name="T688"><text:s/></text:span><text:span text:style-name="T689">случайно</text:span><text:span text:style-name="T690"><text:s/></text:span><text:span text:style-name="T691">Антонио</text:span><text:span text:style-name="T692"><text:s/></text:span><text:span text:style-name="T693">Бозио</text:span><text:span text:style-name="T694"><text:s/></text:span><text:span text:style-name="T695">получил</text:span><text:span text:style-name="T696"><text:s/></text:span><text:span text:style-name="T697">прозвище</text:span><text:span text:style-name="T698"><text:s/>- «</text:span><text:span text:style-name="T699">колумба</text:span><text:span text:style-name="T700"><text:s/></text:span><text:span text:style-name="T701">римских</text:span><text:span text:style-name="T702"><text:s/></text:span><text:span text:style-name="T703">катакомб</text:span><text:span text:style-name="T704">»</text:span></text:p>
      <text:p text:style-name="P7"><text:span text:style-name="T704"><text:s/></text:span></text:p>
      <text:p text:style-name="P8"><text:span text:style-name="T705"/></text:p>
      <text:p text:style-name="P8"><text:span text:style-name="T706">1.2.<text:s/></text:span><text:span text:style-name="T707">Возникновение</text:span><text:span text:style-name="T708"><text:s/></text:span><text:span text:style-name="T709">научной</text:span><text:span text:style-name="T710"><text:s/></text:span><text:span text:style-name="T711">археологии</text:span><text:span text:style-name="T712">.<text:s/></text:span><text:span text:style-name="T713">Деятельность</text:span><text:span text:style-name="T714"><text:s text:c="2"/></text:span><text:span text:style-name="T715">Джованни</text:span><text:span text:style-name="T716"><text:s/></text:span><text:span text:style-name="T717">Баттиста</text:span><text:span text:style-name="T718"><text:s/></text:span><text:span text:style-name="T719">де</text:span><text:span text:style-name="T720"><text:s/></text:span><text:span text:style-name="T721">Росси</text:span><text:span text:style-name="T722">.</text:span></text:p>
      <text:p text:style-name="P8"><text:span text:style-name="T723"/></text:p>
      <text:p text:style-name="P8"><text:span text:style-name="T724">В</text:span><text:span text:style-name="T725"><text:s/></text:span><text:span text:style-name="T726">эпоху</text:span><text:span text:style-name="T727"><text:s/></text:span><text:span text:style-name="T728">Возрождения</text:span><text:span text:style-name="T729"><text:s/></text:span><text:span text:style-name="T730">стимулирующее</text:span><text:span text:style-name="T731"><text:s/></text:span><text:span text:style-name="T732">воздействие</text:span><text:span text:style-name="T733"><text:s/></text:span><text:span text:style-name="T734">на</text:span><text:span text:style-name="T735"><text:s/></text:span><text:span text:style-name="T736">А</text:span><text:span text:style-name="T737">.<text:s/></text:span><text:span text:style-name="T738">х</text:span><text:span text:style-name="T739">.<text:s/></text:span><text:span text:style-name="T740">оказало</text:span><text:span text:style-name="T741"><text:s/></text:span><text:span text:style-name="T742">зарождение</text:span><text:span text:style-name="T743"><text:s/></text:span><text:span text:style-name="T744">интереса</text:span><text:span text:style-name="T745"><text:s/></text:span><text:span text:style-name="T746">к</text:span><text:span text:style-name="T747"><text:s/></text:span><text:span text:style-name="T748">античности</text:span><text:span text:style-name="T749"><text:s/></text:span><text:span text:style-name="T750">и</text:span><text:span text:style-name="T751"><text:s/></text:span><text:span text:style-name="T752">первые</text:span><text:span text:style-name="T753"><text:s/></text:span><text:span text:style-name="T754">значимые</text:span><text:span text:style-name="T755"><text:s/></text:span><text:span text:style-name="T756">находки</text:span><text:span text:style-name="T757"><text:s/></text:span><text:span text:style-name="T758">христ</text:span><text:span text:style-name="T759">.<text:s/></text:span><text:span text:style-name="T760">памятников</text:span><text:span text:style-name="T761"><text:s/></text:span><text:span text:style-name="T762">в</text:span><text:span text:style-name="T763"><text:s/></text:span><text:span text:style-name="T764">Риме</text:span><text:span text:style-name="T765"><text:s/>(</text:span><text:span text:style-name="T766">статуя</text:span><text:span text:style-name="T767"><text:s/></text:span><text:span text:style-name="T768">Ипполита</text:span><text:span text:style-name="T769"><text:s/></text:span><text:span text:style-name="T770">пресвитера</text:span><text:span text:style-name="T771">,<text:s/></text:span><text:span text:style-name="T772">саркофаг</text:span><text:span text:style-name="T773"><text:s/></text:span><text:span text:style-name="T774">Басса</text:span><text:span text:style-name="T775"><text:s/></text:span><text:span text:style-name="T776">Юния</text:span><text:span text:style-name="T777"><text:s/></text:span><text:span text:style-name="T778">и</text:span><text:span text:style-name="T779"><text:s/></text:span><text:span text:style-name="T780">др</text:span><text:span text:style-name="T781">.). </text:span></text:p>
      <text:p text:style-name="P8"><text:span text:style-name="T782">На</text:span><text:span text:style-name="T783"><text:s/></text:span><text:span text:style-name="T784">западе</text:span><text:span text:style-name="T785"><text:s/></text:span><text:span text:style-name="T786">в</text:span><text:span text:style-name="T787"><text:s/></text:span><text:span text:style-name="T788">период</text:span><text:span text:style-name="T789"><text:s/></text:span><text:span text:style-name="T790">Возрождения</text:span><text:span text:style-name="T791"><text:s/></text:span><text:span text:style-name="T792">это</text:span><text:span text:style-name="T793"><text:s/></text:span><text:span text:style-name="T794">забота</text:span><text:span text:style-name="T795"><text:s/></text:span><text:span text:style-name="T796">о</text:span><text:span text:style-name="T797"><text:s/></text:span><text:span text:style-name="T798">римских</text:span><text:span text:style-name="T799"><text:s/></text:span><text:span text:style-name="T800">раннехристианских</text:span><text:span text:style-name="T801"><text:s/></text:span><text:span text:style-name="T802">святынях</text:span><text:span text:style-name="T803">.<text:s/></text:span><text:span text:style-name="T804">Например</text:span><text:span text:style-name="T805">,<text:s/></text:span><text:span text:style-name="T806">великий</text:span><text:span text:style-name="T807"><text:s/></text:span><text:span text:style-name="T808">живописец</text:span><text:span text:style-name="T809"><text:s/></text:span><text:span text:style-name="T810">Рафаэль</text:span><text:span text:style-name="T811"><text:s/></text:span><text:span text:style-name="T812">выполнял</text:span><text:span text:style-name="T813"><text:s/></text:span><text:span text:style-name="T814">и</text:span><text:span text:style-name="T815"><text:s/></text:span><text:span text:style-name="T816">особое</text:span><text:span text:style-name="T817"><text:s/></text:span><text:span text:style-name="T818">служение</text:span><text:span text:style-name="T819"><text:s/></text:span><text:span text:style-name="T820">главного</text:span><text:span text:style-name="T821"><text:s/></text:span><text:span text:style-name="T822">археолога</text:span><text:span text:style-name="T823"><text:s/></text:span><text:span text:style-name="T824">Рима</text:span><text:span text:style-name="T825">.<text:s/></text:span><text:span text:style-name="T826">А</text:span><text:span text:style-name="T827">.<text:s/></text:span><text:span text:style-name="T828">х</text:span><text:span text:style-name="T829">.<text:s/></text:span><text:span text:style-name="T830">сохраняла</text:span><text:span text:style-name="T831"><text:s/></text:span><text:span text:style-name="T832">описательный</text:span><text:span text:style-name="T833"><text:s/></text:span><text:span text:style-name="T834">характер</text:span><text:span text:style-name="T835"><text:s/></text:span><text:span text:style-name="T836">до</text:span><text:span text:style-name="T837"><text:s/></text:span><text:span text:style-name="T838">начала</text:span><text:span text:style-name="T839"><text:s/></text:span><text:span text:style-name="T840">Реформации</text:span><text:span text:style-name="T841"><text:s/>(</text:span><text:span text:style-name="T842">Т</text:span><text:span text:style-name="T843">.<text:s/></text:span><text:span text:style-name="T844">Альфарано</text:span><text:span text:style-name="T845">,<text:s/></text:span><text:span text:style-name="T846">О</text:span><text:span text:style-name="T847">.<text:s/></text:span><text:span text:style-name="T848">Панвинио</text:span><text:span text:style-name="T849">,<text:s/></text:span><text:span text:style-name="T850">Альд</text:span><text:span text:style-name="T851"><text:s/></text:span><text:span text:style-name="T852">Мануций</text:span><text:span text:style-name="T853">,<text:s/></text:span><text:span text:style-name="T854">П</text:span><text:span text:style-name="T855">.<text:s/></text:span><text:span text:style-name="T856">Угонио</text:span><text:span text:style-name="T857">),<text:s/></text:span><text:span text:style-name="T858">когда</text:span><text:span text:style-name="T859"><text:s/></text:span><text:span text:style-name="T860">в</text:span><text:span text:style-name="T861"><text:s/></text:span><text:span text:style-name="T862">ответ</text:span><text:span text:style-name="T863"><text:s/></text:span><text:span text:style-name="T864">на</text:span><text:span text:style-name="T865"><text:s/></text:span><text:span text:style-name="T866">критику</text:span><text:span text:style-name="T867"><text:s/></text:span><text:span text:style-name="T868">ученых</text:span><text:span text:style-name="T869">-</text:span><text:span text:style-name="T870">протестантов</text:span><text:span text:style-name="T871">,<text:s/></text:span><text:span text:style-name="T872">указывавших</text:span><text:span text:style-name="T873"><text:s/></text:span><text:span text:style-name="T874">католич</text:span><text:span text:style-name="T875">.<text:s/></text:span><text:span text:style-name="T876">Церкви</text:span><text:span text:style-name="T877"><text:s/></text:span><text:span text:style-name="T878">на</text:span><text:span text:style-name="T879"><text:s/></text:span><text:span text:style-name="T880">ее</text:span><text:span text:style-name="T881"><text:s/>«</text:span><text:span text:style-name="T882">порчу</text:span><text:span text:style-name="T883"><text:s/>(</text:span><text:span text:style-name="T884">см</text:span><text:span text:style-name="T885">.<text:s/></text:span><text:span text:style-name="T886">в</text:span><text:span text:style-name="T887"><text:s/></text:span><text:span text:style-name="T888">ст</text:span><text:span text:style-name="T889">. «</text:span><text:a xlink:href="http://www.pravenc.ru/text/Магдебургские центурии.html"><text:span text:style-name="T895">Магдебургские</text:span><text:span text:style-name="T896"><text:s/></text:span><text:span text:style-name="T897">центурии</text:span></text:a><text:span text:style-name="T898">»),<text:s/></text:span><text:span text:style-name="T899">их</text:span><text:span text:style-name="T900"><text:s/></text:span><text:span text:style-name="T901">оппоненты</text:span><text:span text:style-name="T902"><text:s/></text:span><text:span text:style-name="T903">как</text:span><text:span text:style-name="T904"><text:s/></text:span><text:span text:style-name="T905">к</text:span><text:span text:style-name="T906"><text:s/></text:span><text:span text:style-name="T907">аргументам</text:span><text:span text:style-name="T908"><text:s/></text:span><text:span text:style-name="T909">обратились</text:span><text:span text:style-name="T910"><text:s/></text:span><text:span text:style-name="T911">к</text:span><text:span text:style-name="T912"><text:s/></text:span><text:span text:style-name="T913">материальным</text:span><text:span text:style-name="T914"><text:s/></text:span><text:span text:style-name="T915">свидетельствам</text:span><text:span text:style-name="T916">,<text:s/></text:span><text:span text:style-name="T917">выявленным</text:span><text:span text:style-name="T918"><text:s/></text:span><text:span text:style-name="T919">А</text:span><text:span text:style-name="T920">.<text:s/></text:span><text:span text:style-name="T921">х</text:span><text:span text:style-name="T922">. </text:span></text:p>
      <text:p text:style-name="P8"><text:span text:style-name="T923"/></text:p>
      <text:p text:style-name="P8"><text:span text:style-name="T923"/></text:p>
      <text:p text:style-name="P9"><text:span text:style-name="T924">На</text:span><text:span text:style-name="T925"><text:s/></text:span><text:span text:style-name="T926">развитии</text:span><text:span text:style-name="T927"><text:s/></text:span><text:span text:style-name="T928">А</text:span><text:span text:style-name="T929">.<text:s/></text:span><text:span text:style-name="T930">х</text:span><text:span text:style-name="T931">.<text:s/></text:span><text:span text:style-name="T932">сказался</text:span><text:span text:style-name="T933"><text:s/></text:span><text:span text:style-name="T934">прорыв</text:span><text:span text:style-name="T935"><text:s/></text:span><text:span text:style-name="T936">в</text:span><text:span text:style-name="T937"><text:s/></text:span><text:span text:style-name="T938">изучении</text:span><text:span text:style-name="T939"><text:s/></text:span><text:span text:style-name="T940">античного</text:span><text:span text:style-name="T941"><text:s/></text:span><text:span text:style-name="T942">мира</text:span><text:span text:style-name="T943">,<text:s/></text:span><text:span text:style-name="T944">происшедший</text:span><text:span text:style-name="T945"><text:s/></text:span><text:span text:style-name="T946">после</text:span><text:span text:style-name="T947"><text:s/></text:span><text:span text:style-name="T948">открытия</text:span><text:span text:style-name="T949"><text:s/></text:span><text:a xlink:href="http://www.pravenc.ru/text/Геркуланума.html"><text:span text:style-name="T953">Геркуланума</text:span></text:a><text:span text:style-name="T954"><text:s/>(1711)<text:s/></text:span><text:span text:style-name="T955">и</text:span><text:span text:style-name="T956"><text:s/></text:span><text:a xlink:href="http://www.pravenc.ru/text/Помпей.html"><text:span text:style-name="T960">Помпей</text:span></text:a><text:span text:style-name="T961"><text:s/>(1748),<text:s/></text:span><text:span text:style-name="T962">и</text:span><text:span text:style-name="T963"><text:s/></text:span><text:span text:style-name="T964">рождение</text:span><text:span text:style-name="T965"><text:s/></text:span><text:span text:style-name="T966">метода</text:span><text:span text:style-name="T967"><text:s/></text:span><text:span text:style-name="T968">классической</text:span><text:span text:style-name="T969"><text:s/></text:span><text:span text:style-name="T970">археологии</text:span><text:span text:style-name="T971"><text:s/>(</text:span><text:span text:style-name="T972">И</text:span><text:span text:style-name="T973">.<text:s/></text:span><text:span text:style-name="T974">И</text:span><text:span text:style-name="T975">.<text:s/></text:span><text:a xlink:href="http://www.pravenc.ru/text/Винкельман.html"><text:span text:style-name="T979">Винкельман</text:span></text:a><text:span text:style-name="T980">).<text:s/></text:span><text:span text:style-name="T981">Появились</text:span><text:span text:style-name="T982"><text:s/></text:span><text:span text:style-name="T983">первые</text:span><text:span text:style-name="T984"><text:s/></text:span><text:span text:style-name="T985">публикации</text:span><text:span text:style-name="T986"><text:s/></text:span><text:span text:style-name="T987">архитектурных</text:span><text:span text:style-name="T988"><text:s/></text:span><text:span text:style-name="T989">и</text:span><text:span text:style-name="T990"><text:s/></text:span><text:span text:style-name="T991">археологических</text:span><text:span text:style-name="T992"><text:s/></text:span><text:span text:style-name="T993">натурных</text:span><text:span text:style-name="T994"><text:s/></text:span><text:span text:style-name="T995">обследований</text:span><text:span text:style-name="T996"><text:s/>(</text:span><text:span text:style-name="T997">Г</text:span><text:span text:style-name="T998">.<text:s/></text:span><text:span text:style-name="T999">Бертоли</text:span><text:span text:style-name="T1000"><text:s/>-<text:s/></text:span><text:a xlink:href="http://www.pravenc.ru/text/Аквилея.html"><text:span text:style-name="T1004">Аквилея</text:span></text:a><text:span text:style-name="T1005"><text:s/></text:span><text:span text:style-name="T1006">и</text:span><text:span text:style-name="T1007"><text:s/></text:span><text:span text:style-name="T1008">Градо</text:span><text:span text:style-name="T1009">;<text:s/></text:span><text:span text:style-name="T1010">А</text:span><text:span text:style-name="T1011">.<text:s/></text:span><text:span text:style-name="T1012">Л</text:span><text:span text:style-name="T1013">.<text:s/></text:span><text:span text:style-name="T1014">Муратори</text:span><text:span text:style-name="T1015"><text:s/>-<text:s/></text:span><text:span text:style-name="T1016">рим</text:span><text:span text:style-name="T1017">.<text:s/></text:span><text:span text:style-name="T1018">базилики</text:span><text:span text:style-name="T1019">).<text:s/></text:span><text:span text:style-name="T1020">В</text:span><text:span text:style-name="T1021"><text:s/>1757<text:s/></text:span><text:span text:style-name="T1022">г</text:span><text:span text:style-name="T1023">.<text:s/></text:span><text:span text:style-name="T1024">папа</text:span><text:span text:style-name="T1025"><text:s/></text:span><text:a xlink:href="http://www.pravenc.ru/text/Бенедикт XIV.html"><text:span text:style-name="T1029">Бенедикт</text:span><text:span text:style-name="T1030"><text:s/>XIV</text:span></text:a><text:span text:style-name="T1031"><text:s/></text:span><text:span text:style-name="T1032">создал</text:span><text:span text:style-name="T1033"><text:s/></text:span><text:span text:style-name="T1034">отдел</text:span><text:span text:style-name="T1035"><text:s/></text:span><text:span text:style-name="T1036">христ</text:span><text:span text:style-name="T1037">.<text:s/></text:span><text:span text:style-name="T1038">древностей</text:span><text:span text:style-name="T1039"><text:s/></text:span><text:a xlink:href="http://www.pravenc.ru/text/Ватиканского музея.html"><text:span text:style-name="T1045">Ватиканского</text:span><text:span text:style-name="T1046"><text:s/></text:span><text:span text:style-name="T1047">музея</text:span></text:a><text:span text:style-name="T1048">.<text:s/></text:span><text:span text:style-name="T1049">В</text:span><text:span text:style-name="T1050"><text:s/>XIX<text:s/></text:span><text:span text:style-name="T1051">в</text:span><text:span text:style-name="T1052">.<text:s/></text:span><text:span text:style-name="T1053">под</text:span><text:span text:style-name="T1054"><text:s/></text:span><text:span text:style-name="T1055">опекой</text:span><text:span text:style-name="T1056"><text:s/></text:span><text:span text:style-name="T1057">Ватикана</text:span><text:span text:style-name="T1058"><text:s/></text:span><text:span text:style-name="T1059">складывается</text:span><text:span text:style-name="T1060"><text:s/></text:span><text:span text:style-name="T1061">рим</text:span><text:span text:style-name="T1062">.<text:s/></text:span><text:span text:style-name="T1063">школа</text:span><text:span text:style-name="T1064"><text:s/></text:span><text:span text:style-name="T1065">А</text:span><text:span text:style-name="T1066">.<text:s/></text:span><text:span text:style-name="T1067">х</text:span><text:span text:style-name="T1068">.<text:s/></text:span><text:span text:style-name="T1069">Предпосылками</text:span><text:span text:style-name="T1070"><text:s/></text:span><text:span text:style-name="T1071">к</text:span><text:span text:style-name="T1072"><text:s/></text:span><text:span text:style-name="T1073">этому</text:span><text:span text:style-name="T1074"><text:s/></text:span><text:span text:style-name="T1075">послужили</text:span><text:span text:style-name="T1076"><text:s/></text:span><text:span text:style-name="T1077">назначение</text:span><text:span text:style-name="T1078"><text:s/></text:span><text:span text:style-name="T1079">папой</text:span><text:span text:style-name="T1080"><text:s/></text:span><text:a xlink:href="http://www.pravenc.ru/text/Григорием XVI.html"><text:span text:style-name="T1084">Григорием</text:span><text:span text:style-name="T1085"><text:s/>XVI</text:span></text:a><text:span text:style-name="T1086"><text:s/></text:span><text:span text:style-name="T1087">на</text:span><text:span text:style-name="T1088"><text:s/></text:span><text:span text:style-name="T1089">должность</text:span><text:span text:style-name="T1090"><text:s/>«</text:span><text:span text:style-name="T1091">суперинтенданта</text:span><text:span text:style-name="T1092"><text:s/></text:span><text:span text:style-name="T1093">святых</text:span><text:span text:style-name="T1094"><text:s/></text:span><text:span text:style-name="T1095">мощей</text:span><text:span text:style-name="T1096"><text:s/></text:span><text:span text:style-name="T1097">и</text:span><text:span text:style-name="T1098"><text:s/></text:span><text:span text:style-name="T1099">кладбищ</text:span><text:span text:style-name="T1100">»<text:s/></text:span><text:span text:style-name="T1101">Дж</text:span><text:span text:style-name="T1102">.<text:s/></text:span><text:span text:style-name="T1103">Марки</text:span><text:span text:style-name="T1104"><text:s/>(1840)<text:s/></text:span><text:span text:style-name="T1105">и</text:span><text:span text:style-name="T1106"><text:s/></text:span><text:span text:style-name="T1107">создание</text:span><text:span text:style-name="T1108"><text:s/></text:span><text:span text:style-name="T1109">папой</text:span><text:span text:style-name="T1110"><text:s/></text:span><text:a xlink:href="http://www.pravenc.ru/text/Пием IX.html"><text:span text:style-name="T1114">Пием</text:span><text:span text:style-name="T1115"><text:s/>IX</text:span></text:a><text:span text:style-name="T1116"><text:s/>«</text:span><text:span text:style-name="T1117">Комиссии</text:span><text:span text:style-name="T1118"><text:s/></text:span><text:span text:style-name="T1119">священной</text:span><text:span text:style-name="T1120"><text:s/></text:span><text:span text:style-name="T1121">археологии</text:span><text:span text:style-name="T1122">» (1852).</text:span></text:p>
      <text:p text:style-name="P10"><text:span text:style-name="T1123">Труды</text:span><text:span text:style-name="T1124"><text:s/></text:span><text:span text:style-name="T1125">бозио</text:span><text:span text:style-name="T1126">,<text:s/></text:span><text:span text:style-name="T1127">его</text:span><text:span text:style-name="T1128"><text:s/></text:span><text:span text:style-name="T1129">метод</text:span><text:span text:style-name="T1130">,<text:s/></text:span><text:span text:style-name="T1131">не</text:span><text:span text:style-name="T1132"><text:s/></text:span><text:span text:style-name="T1133">послужили</text:span><text:span text:style-name="T1134"><text:s/></text:span><text:span text:style-name="T1135">однако</text:span><text:span text:style-name="T1136">,<text:s/></text:span><text:span text:style-name="T1137">на</text:span><text:span text:style-name="T1138"><text:s/></text:span><text:span text:style-name="T1139">будущее</text:span><text:span text:style-name="T1140"><text:s/></text:span><text:span text:style-name="T1141">время</text:span><text:span text:style-name="T1142"><text:s/></text:span><text:span text:style-name="T1143">исходным</text:span><text:span text:style-name="T1144"><text:s/></text:span><text:span text:style-name="T1145">пунктом</text:span><text:span text:style-name="T1146"><text:s/></text:span><text:span text:style-name="T1147">при</text:span><text:span text:style-name="T1148"><text:s/></text:span><text:span text:style-name="T1149">изучении</text:span><text:span text:style-name="T1150"><text:s/></text:span><text:span text:style-name="T1151">катакомб</text:span><text:span text:style-name="T1152">.<text:s/></text:span><text:span text:style-name="T1153">Преемники</text:span><text:span text:style-name="T1154"><text:s/></text:span><text:span text:style-name="T1155">его</text:span><text:span text:style-name="T1156"><text:s/></text:span><text:span text:style-name="T1157">в</text:span><text:span text:style-name="T1158"><text:s/></text:span><text:span text:style-name="T1159">большинстве</text:span><text:span text:style-name="T1160"><text:s/></text:span><text:span text:style-name="T1161">случаев</text:span><text:span text:style-name="T1162"><text:s/></text:span><text:span text:style-name="T1163">заботились</text:span><text:span text:style-name="T1164"><text:s/></text:span><text:span text:style-name="T1165">о</text:span><text:span text:style-name="T1166"><text:s/></text:span><text:span text:style-name="T1167">большем</text:span><text:span text:style-name="T1168"><text:s/></text:span><text:span text:style-name="T1169">собирании</text:span><text:span text:style-name="T1170"><text:s/></text:span><text:span text:style-name="T1171">материалов</text:span><text:span text:style-name="T1172"><text:s/></text:span><text:span text:style-name="T1173">и</text:span><text:span text:style-name="T1174"><text:s/></text:span><text:span text:style-name="T1175">даже</text:span><text:span text:style-name="T1176"><text:s/></text:span><text:span text:style-name="T1177">не</text:span><text:span text:style-name="T1178"><text:s/></text:span><text:span text:style-name="T1179">столько</text:span><text:span text:style-name="T1180"><text:s/></text:span><text:span text:style-name="T1181">с</text:span><text:span text:style-name="T1182"><text:s/></text:span><text:span text:style-name="T1183">археологической</text:span><text:span text:style-name="T1184"><text:s/></text:span><text:span text:style-name="T1185">целью</text:span><text:span text:style-name="T1186">,<text:s/></text:span><text:span text:style-name="T1187">сколько</text:span><text:span text:style-name="T1188"><text:s/></text:span><text:span text:style-name="T1189">для</text:span><text:span text:style-name="T1190"><text:s/></text:span><text:span text:style-name="T1191">религиозной</text:span><text:span text:style-name="T1192"><text:s/></text:span><text:span text:style-name="T1193">пропаганды</text:span><text:span text:style-name="T1194">.<text:s/></text:span><text:span text:style-name="T1195">Надписи</text:span><text:span text:style-name="T1196">,<text:s/></text:span><text:span text:style-name="T1197">остатки</text:span><text:span text:style-name="T1198"><text:s/></text:span><text:span text:style-name="T1199">живописи</text:span><text:span text:style-name="T1200">,<text:s/></text:span><text:span text:style-name="T1201">скульптуры</text:span><text:span text:style-name="T1202"><text:s/></text:span><text:span text:style-name="T1203">собирали</text:span><text:span text:style-name="T1204"><text:s/></text:span><text:span text:style-name="T1205">без</text:span><text:span text:style-name="T1206"><text:s/></text:span><text:span text:style-name="T1207">всякой</text:span><text:span text:style-name="T1208"><text:s/></text:span><text:span text:style-name="T1209">системы</text:span><text:span text:style-name="T1210">.<text:s/></text:span><text:span text:style-name="T1211">Исследователи</text:span><text:span text:style-name="T1212"><text:s/></text:span><text:span text:style-name="T1213">полагали</text:span><text:span text:style-name="T1214"><text:s/></text:span><text:span text:style-name="T1215">возможным</text:span><text:span text:style-name="T1216"><text:s/></text:span><text:span text:style-name="T1217">трактоватть</text:span><text:span text:style-name="T1218"><text:s/></text:span><text:span text:style-name="T1219">о</text:span><text:span text:style-name="T1220"><text:s/></text:span><text:span text:style-name="T1221">катакомбах</text:span><text:span text:style-name="T1222">.<text:s/></text:span><text:span text:style-name="T1223">Их</text:span><text:span text:style-name="T1224"><text:s/></text:span><text:span text:style-name="T1225">памятниках</text:span><text:span text:style-name="T1226">,<text:s/></text:span><text:span text:style-name="T1227">даже</text:span><text:span text:style-name="T1228"><text:s/></text:span><text:span text:style-name="T1229">не</text:span><text:span text:style-name="T1230"><text:s/></text:span><text:span text:style-name="T1231">посещая</text:span><text:span text:style-name="T1232"><text:s/></text:span><text:span text:style-name="T1233">их</text:span><text:span text:style-name="T1234">.<text:s/></text:span><text:span text:style-name="T1235">Такое</text:span><text:span text:style-name="T1236"><text:s/></text:span><text:span text:style-name="T1237">пренебрежение</text:span><text:span text:style-name="T1238"><text:s/></text:span><text:span text:style-name="T1239">первоисточником</text:span><text:span text:style-name="T1240"><text:s/></text:span><text:span text:style-name="T1241">привело</text:span><text:span text:style-name="T1242"><text:s/></text:span><text:span text:style-name="T1243">к</text:span><text:span text:style-name="T1244"><text:s/></text:span><text:span text:style-name="T1245">тому</text:span><text:span text:style-name="T1246">,<text:s/></text:span><text:span text:style-name="T1247">что</text:span><text:span text:style-name="T1248"><text:s/></text:span><text:span text:style-name="T1249">катакомбы</text:span><text:span text:style-name="T1250"><text:s/></text:span><text:span text:style-name="T1251">как</text:span><text:span text:style-name="T1252"><text:s/></text:span><text:span text:style-name="T1253">бы</text:span><text:span text:style-name="T1254"><text:s/></text:span><text:span text:style-name="T1255">снова</text:span><text:span text:style-name="T1256"><text:s/></text:span><text:span text:style-name="T1257">были</text:span><text:span text:style-name="T1258"><text:s/></text:span><text:span text:style-name="T1259">забыты</text:span><text:span text:style-name="T1260">.<text:s/></text:span><text:span text:style-name="T1261">С</text:span><text:span text:style-name="T1262">.6.</text:span></text:p>
      <text:p text:style-name="P11"><text:span text:style-name="T1263"/></text:p>
      <text:p text:style-name="P12"><text:span text:style-name="T1264"><text:s/></text:span><text:span text:style-name="T1265">И</text:span><text:span text:style-name="T1266"><text:s/></text:span><text:span text:style-name="T1267">только</text:span><text:span text:style-name="T1268"><text:s/></text:span><text:span text:style-name="T1269">к</text:span><text:span text:style-name="T1270"><text:s/>XIX<text:s text:c="2"/></text:span><text:span text:style-name="T1271">веку</text:span><text:span text:style-name="T1272"><text:s/></text:span><text:span text:style-name="T1273">изучение</text:span><text:span text:style-name="T1274"><text:s/></text:span><text:span text:style-name="T1275">раннехристианской</text:span><text:span text:style-name="T1276"><text:s/></text:span><text:span text:style-name="T1277">культуры</text:span><text:span text:style-name="T1278"><text:s/></text:span><text:span text:style-name="T1279">приобетает</text:span><text:span text:style-name="T1280"><text:s/></text:span><text:span text:style-name="T1281">научный</text:span><text:span text:style-name="T1282"><text:s/></text:span><text:span text:style-name="T1283">характер</text:span><text:span text:style-name="T1284">.<text:s/></text:span><text:span text:style-name="T1285">В</text:span><text:span text:style-name="T1286"><text:s/></text:span><text:span text:style-name="T1287">это</text:span><text:span text:style-name="T1288"><text:s/></text:span><text:span text:style-name="T1289">время</text:span><text:span text:style-name="T1290"><text:s/></text:span><text:span text:style-name="T1291">появляются</text:span><text:span text:style-name="T1292"><text:s/></text:span><text:span text:style-name="T1293">фундаментальные</text:span><text:span text:style-name="T1294"><text:s/></text:span><text:span text:style-name="T1295">труды</text:span><text:span text:style-name="T1296"><text:s/></text:span><text:span text:style-name="T1297">по</text:span><text:span text:style-name="T1298"><text:s/></text:span><text:span text:style-name="T1299">искусству</text:span><text:span text:style-name="T1300"><text:s/></text:span><text:span text:style-name="T1301">первых</text:span><text:span text:style-name="T1302"><text:s/></text:span><text:span text:style-name="T1303">христиан</text:span><text:span text:style-name="T1304">,<text:s/></text:span><text:span text:style-name="T1305">которое</text:span><text:span text:style-name="T1306"><text:s/></text:span><text:span text:style-name="T1307">выделяется</text:span><text:span text:style-name="T1308"><text:s/></text:span><text:span text:style-name="T1309">в</text:span><text:span text:style-name="T1310"><text:s/></text:span><text:span text:style-name="T1311">особый</text:span><text:span text:style-name="T1312"><text:s/></text:span><text:span text:style-name="T1313">раздел</text:span><text:span text:style-name="T1314"><text:s/></text:span><text:span text:style-name="T1315">истории</text:span><text:span text:style-name="T1316"><text:s/></text:span><text:span text:style-name="T1317">искусства</text:span><text:span text:style-name="T1318">.</text:span></text:p>
      <text:p text:style-name="P13"><text:span text:style-name="T1319"/></text:p>
      <text:p text:style-name="P13"><text:span text:style-name="T1320">Наиболее</text:span><text:span text:style-name="T1321"><text:s/></text:span><text:span text:style-name="T1322">выдающимся</text:span><text:span text:style-name="T1323"><text:s/></text:span><text:span text:style-name="T1324">исследователем</text:span><text:span text:style-name="T1325"><text:s/></text:span><text:span text:style-name="T1326">римских</text:span><text:span text:style-name="T1327"><text:s/></text:span><text:span text:style-name="T1328">христианских</text:span><text:span text:style-name="T1329"><text:s/></text:span><text:span text:style-name="T1330">древностей</text:span><text:span text:style-name="T1331"><text:s/></text:span><text:span text:style-name="T1332">в</text:span><text:span text:style-name="T1333"><text:s/>XIX<text:s/></text:span><text:span text:style-name="T1334">в</text:span><text:span text:style-name="T1335">.<text:s/></text:span><text:span text:style-name="T1336">был</text:span><text:span text:style-name="T1337"><text:s/></text:span><text:span text:style-name="T1338">секретарь</text:span><text:span text:style-name="T1339"><text:s/></text:span><text:span text:style-name="T1340">библиотеки</text:span><text:span text:style-name="T1341"><text:s/></text:span><text:span text:style-name="T1342">и</text:span><text:span text:style-name="T1343"><text:s/></text:span><text:span text:style-name="T1344">создатель</text:span><text:span text:style-name="T1345"><text:s/></text:span><text:span text:style-name="T1346">римской</text:span><text:span text:style-name="T1347"><text:s/></text:span><text:span text:style-name="T1348">школы</text:span><text:span text:style-name="T1349"><text:s/>-<text:s/></text:span><text:span text:style-name="T1350">Джованни</text:span><text:span text:style-name="T1351">-</text:span><text:span text:style-name="T1352">Баттиста</text:span><text:span text:style-name="T1353"><text:s/></text:span><text:span text:style-name="T1354">де</text:span><text:span text:style-name="T1355"><text:s/></text:span><text:span text:style-name="T1356">Росси</text:span><text:span text:style-name="T1357">,<text:s/></text:span><text:span text:style-name="T1358">составивший</text:span><text:span text:style-name="T1359"><text:s/></text:span><text:span text:style-name="T1360">своюс</text:span><text:span text:style-name="T1361">обственную</text:span><text:span text:style-name="T1362"><text:s/></text:span><text:span text:style-name="T1363">программу</text:span><text:span text:style-name="T1364"><text:s/></text:span><text:span text:style-name="T1365">изучения</text:span><text:span text:style-name="T1366"><text:s/></text:span><text:span text:style-name="T1367">христ</text:span><text:span text:style-name="T1368">.<text:s/></text:span><text:span text:style-name="T1369">древностей</text:span><text:span text:style-name="T1370"><text:s/></text:span><text:span text:style-name="T1371">и</text:span><text:span text:style-name="T1372"><text:s/></text:span><text:span text:style-name="T1373">издания</text:span><text:span text:style-name="T1374"><text:s/></text:span><text:span text:style-name="T1375">надписей</text:span><text:span text:style-name="T1376">.</text:span></text:p>
      <text:p text:style-name="P13"><text:span text:style-name="T1377">расширил</text:span><text:span text:style-name="T1378"><text:s/></text:span><text:span text:style-name="T1379">его</text:span><text:span text:style-name="T1380"><text:s/></text:span><text:span text:style-name="T1381">методы</text:span><text:span text:style-name="T1382">.<text:s/></text:span><text:span text:style-name="T1383">Подобно</text:span><text:span text:style-name="T1384"><text:s/></text:span><text:span text:style-name="T1385">своему</text:span><text:span text:style-name="T1386"><text:s/></text:span><text:span text:style-name="T1387">учителю</text:span><text:span text:style-name="T1388">,<text:s/></text:span><text:span text:style-name="T1389">прежде</text:span><text:span text:style-name="T1390"><text:s/></text:span><text:span text:style-name="T1391">чем</text:span><text:span text:style-name="T1392"><text:s/></text:span><text:span text:style-name="T1393">приступить</text:span><text:span text:style-name="T1394"><text:s/></text:span><text:span text:style-name="T1395">к</text:span><text:span text:style-name="T1396"><text:s/></text:span><text:span text:style-name="T1397">изучению</text:span><text:span text:style-name="T1398"><text:s/></text:span><text:span text:style-name="T1399">самих</text:span><text:span text:style-name="T1400"><text:s/></text:span><text:span text:style-name="T1401">катакомб</text:span><text:span text:style-name="T1402">,<text:s/></text:span><text:span text:style-name="T1403">знакомился</text:span><text:span text:style-name="T1404"><text:s/></text:span><text:span text:style-name="T1405">с</text:span><text:span text:style-name="T1406"><text:s/></text:span><text:span text:style-name="T1407">различными</text:span><text:span text:style-name="T1408"><text:s/></text:span><text:span text:style-name="T1409">документами</text:span><text:span text:style-name="T1410">:<text:s/></text:span><text:span text:style-name="T1411">деяния</text:span><text:span text:style-name="T1412"><text:s/></text:span><text:span text:style-name="T1413">мучеников</text:span><text:span text:style-name="T1414">,<text:s/></text:span><text:span text:style-name="T1415">в</text:span><text:span text:style-name="T1416"><text:s/></text:span><text:span text:style-name="T1417">жизнеописании</text:span><text:span text:style-name="T1418"><text:s/></text:span><text:span text:style-name="T1419">пап</text:span><text:span text:style-name="T1420">,<text:s/></text:span><text:span text:style-name="T1421">особенно</text:span><text:span text:style-name="T1422"><text:s/></text:span><text:span text:style-name="T1423">путеводителям</text:span><text:span text:style-name="T1424"><text:s/></text:span><text:span text:style-name="T1425">по</text:span><text:span text:style-name="T1426"><text:s/></text:span><text:span text:style-name="T1427">святым</text:span><text:span text:style-name="T1428"><text:s/></text:span><text:span text:style-name="T1429">местам</text:span><text:span text:style-name="T1430"><text:s/></text:span><text:span text:style-name="T1431">рима</text:span><text:span text:style-name="T1432">,<text:s/></text:span><text:span text:style-name="T1433">богатых</text:span><text:span text:style-name="T1434"><text:s/></text:span><text:span text:style-name="T1435">сведениями</text:span><text:span text:style-name="T1436"><text:s/></text:span><text:span text:style-name="T1437">о</text:span><text:span text:style-name="T1438"><text:s/></text:span><text:span text:style-name="T1439">топографическом</text:span><text:span text:style-name="T1440"><text:s/></text:span><text:span text:style-name="T1441">положении</text:span><text:span text:style-name="T1442"><text:s/></text:span><text:span text:style-name="T1443">катакомб</text:span><text:span text:style-name="T1444">..<text:s/></text:span><text:span text:style-name="T1445">изучал</text:span><text:span text:style-name="T1446"><text:s/></text:span><text:span text:style-name="T1447">катакомбы</text:span><text:span text:style-name="T1448">,<text:s/></text:span><text:span text:style-name="T1449">снимал</text:span><text:span text:style-name="T1450"><text:s/></text:span><text:span text:style-name="T1451">их</text:span><text:span text:style-name="T1452"><text:s/></text:span><text:span text:style-name="T1453">планы</text:span><text:span text:style-name="T1454">,<text:s/></text:span><text:span text:style-name="T1455">а</text:span><text:span text:style-name="T1456"><text:s/></text:span><text:span text:style-name="T1457">затем</text:span><text:span text:style-name="T1458"><text:s/></text:span><text:span text:style-name="T1459">переходил</text:span><text:span text:style-name="T1460"><text:s/></text:span><text:span text:style-name="T1461">к</text:span><text:span text:style-name="T1462"><text:s/></text:span><text:span text:style-name="T1463">памятникам</text:span><text:span text:style-name="T1464">.</text:span></text:p>
      <text:p text:style-name="P13"><text:span text:style-name="T1465">Последние</text:span><text:span text:style-name="T1466">,<text:s/></text:span><text:span text:style-name="T1467">в</text:span><text:span text:style-name="T1468"><text:s/></text:span><text:span text:style-name="T1469">виде</text:span><text:span text:style-name="T1470"><text:s/></text:span><text:span text:style-name="T1471">фресок</text:span><text:span text:style-name="T1472">,<text:s/></text:span><text:span text:style-name="T1473">саркофагов</text:span><text:span text:style-name="T1474">,<text:s/></text:span><text:span text:style-name="T1475">надписей</text:span><text:span text:style-name="T1476"><text:s/></text:span><text:span text:style-name="T1477">—<text:s/></text:span><text:span text:style-name="T1478">после</text:span><text:span text:style-name="T1479"><text:s/></text:span><text:span text:style-name="T1480">этого</text:span><text:span text:style-name="T1481"><text:s/></text:span><text:span text:style-name="T1482">изучения</text:span><text:span text:style-name="T1483"><text:s/></text:span><text:span text:style-name="T1484">самого</text:span><text:span text:style-name="T1485"><text:s/></text:span><text:span text:style-name="T1486">места</text:span><text:span text:style-name="T1487">,<text:s/></text:span><text:span text:style-name="T1488">где</text:span><text:span text:style-name="T1489"><text:s/></text:span><text:span text:style-name="T1490">они</text:span><text:span text:style-name="T1491"><text:s/></text:span><text:span text:style-name="T1492">найдены</text:span><text:span text:style-name="T1493">,<text:s/></text:span><text:span text:style-name="T1494">приобретают</text:span><text:span text:style-name="T1495"><text:s/></text:span><text:span text:style-name="T1496">для</text:span><text:span text:style-name="T1497"><text:s/></text:span><text:span text:style-name="T1498">нас</text:span><text:span text:style-name="T1499"><text:s/></text:span><text:span text:style-name="T1500">весьма</text:span><text:span text:style-name="T1501"><text:s/></text:span><text:span text:style-name="T1502">важное</text:span><text:span text:style-name="T1503"><text:s/></text:span><text:span text:style-name="T1504">значение</text:span><text:span text:style-name="T1505">.<text:s text:c="2"/></text:span><text:span text:style-name="T1506">с</text:span><text:span text:style-name="T1507">.10.<text:s/></text:span><text:span text:style-name="T1508">Устанавливается</text:span><text:span text:style-name="T1509"><text:s/></text:span><text:span text:style-name="T1510">связь</text:span><text:span text:style-name="T1511"><text:s/></text:span><text:span text:style-name="T1512">между</text:span><text:span text:style-name="T1513"><text:s/></text:span><text:span text:style-name="T1514">местом</text:span><text:span text:style-name="T1515"><text:s/></text:span><text:span text:style-name="T1516">и</text:span><text:span text:style-name="T1517"><text:s/></text:span><text:span text:style-name="T1518">памятником</text:span><text:span text:style-name="T1519">.<text:s/></text:span><text:span text:style-name="T1520">Метод</text:span><text:span text:style-name="T1521"><text:s/></text:span><text:span text:style-name="T1522">росси</text:span><text:span text:style-name="T1523">.<text:s text:c="2"/></text:span><text:span text:style-name="T1524">с</text:span><text:span text:style-name="T1525">.11</text:span></text:p>
      <text:p text:style-name="P13"><text:span text:style-name="T1526"/></text:p>
      <text:p text:style-name="P13"><text:span text:style-name="T1527">посвятив</text:span><text:span text:style-name="T1528"><text:s/></text:span><text:span text:style-name="T1529">себя</text:span><text:span text:style-name="T1530"><text:s/></text:span><text:span text:style-name="T1531">изучению</text:span><text:span text:style-name="T1532"><text:s/></text:span><text:span text:style-name="T1533">христианских</text:span><text:span text:style-name="T1534"><text:s/></text:span><text:span text:style-name="T1535">древностей</text:span><text:span text:style-name="T1536">,<text:s/></text:span><text:span text:style-name="T1537">де</text:span><text:span text:style-name="T1538"><text:s/></text:span><text:span text:style-name="T1539">россии</text:span><text:span text:style-name="T1540"><text:s/></text:span><text:span text:style-name="T1541">не</text:span><text:span text:style-name="T1542"><text:s/></text:span><text:span text:style-name="T1543">ограничился</text:span><text:span text:style-name="T1544"><text:s/></text:span><text:span text:style-name="T1545">занятиями</text:span><text:span text:style-name="T1546"><text:s/></text:span><text:span text:style-name="T1547">в</text:span><text:span text:style-name="T1548"><text:s/></text:span><text:span text:style-name="T1549">одном</text:span><text:span text:style-name="T1550"><text:s/></text:span><text:span text:style-name="T1551">лишь</text:span><text:span text:style-name="T1552"><text:s/></text:span><text:span text:style-name="T1553">риме</text:span><text:span text:style-name="T1554">.<text:s/></text:span><text:span text:style-name="T1555">Он</text:span><text:span text:style-name="T1556"><text:s/></text:span><text:span text:style-name="T1557">предпринимал</text:span><text:span text:style-name="T1558"><text:s/></text:span><text:span text:style-name="T1559">время</text:span><text:span text:style-name="T1560"><text:s/></text:span><text:span text:style-name="T1561">от</text:span><text:span text:style-name="T1562"><text:s/></text:span><text:span text:style-name="T1563">времени</text:span><text:span text:style-name="T1564"><text:s/></text:span><text:span text:style-name="T1565">научные</text:span><text:span text:style-name="T1566"><text:s/></text:span><text:span text:style-name="T1567">поездки</text:span><text:span text:style-name="T1568"><text:s/></text:span><text:span text:style-name="T1569">по</text:span><text:span text:style-name="T1570"><text:s/></text:span><text:span text:style-name="T1571">италии</text:span><text:span text:style-name="T1572"><text:s/></text:span><text:span text:style-name="T1573">и</text:span><text:span text:style-name="T1574"><text:s/></text:span><text:span text:style-name="T1575">за</text:span><text:span text:style-name="T1576"><text:s/></text:span><text:span text:style-name="T1577">границу</text:span><text:span text:style-name="T1578">.<text:s/></text:span><text:span text:style-name="T1579">В</text:span><text:span text:style-name="T1580"><text:s/>1844-1850<text:s/></text:span><text:span text:style-name="T1581">он</text:span><text:span text:style-name="T1582"><text:s/></text:span><text:span text:style-name="T1583">посещает</text:span><text:span text:style-name="T1584"><text:s/></text:span><text:span text:style-name="T1585">вместе</text:span><text:span text:style-name="T1586"><text:s/></text:span><text:span text:style-name="T1587">с</text:span><text:span text:style-name="T1588"><text:s/></text:span><text:span text:style-name="T1589">родителями</text:span><text:span text:style-name="T1590"><text:s/></text:span><text:span text:style-name="T1591">лациум</text:span><text:span text:style-name="T1592">,<text:s/></text:span><text:span text:style-name="T1593">затем</text:span><text:span text:style-name="T1594"><text:s/></text:span><text:span text:style-name="T1595">на</text:span><text:span text:style-name="T1596"><text:s/></text:span><text:span text:style-name="T1597">юге</text:span><text:span text:style-name="T1598"><text:s/></text:span><text:span text:style-name="T1599">неаполь</text:span><text:span text:style-name="T1600">,<text:s/></text:span><text:span text:style-name="T1601">помпею</text:span><text:span text:style-name="T1602">..<text:s/></text:span><text:span text:style-name="T1603">а</text:span><text:span text:style-name="T1604"><text:s/></text:span><text:span text:style-name="T1605">в</text:span><text:span text:style-name="T1606"><text:s/>1853<text:s/></text:span><text:span text:style-name="T1607">тоскану</text:span><text:span text:style-name="T1608">,<text:s/></text:span><text:span text:style-name="T1609">романью</text:span><text:span text:style-name="T1610">,<text:s/></text:span><text:span text:style-name="T1611">ломбардию</text:span><text:span text:style-name="T1612">,<text:s/></text:span><text:span text:style-name="T1613">венецию</text:span><text:span text:style-name="T1614">.<text:s/></text:span><text:span text:style-name="T1615">с</text:span><text:span text:style-name="T1616">.34</text:span></text:p>
      <text:p text:style-name="P13"><text:span text:style-name="T1617">Главная</text:span><text:span text:style-name="T1618"><text:s/></text:span><text:span text:style-name="T1619">заслуга</text:span><text:span text:style-name="T1620"><text:s/></text:span><text:span text:style-name="T1621">де</text:span><text:span text:style-name="T1622"><text:s/></text:span><text:span text:style-name="T1623">Росси</text:span><text:span text:style-name="T1624"><text:s/></text:span><text:span text:style-name="T1625">состоит</text:span><text:span text:style-name="T1626"><text:s/></text:span><text:span text:style-name="T1627">не</text:span><text:span text:style-name="T1628"><text:s/></text:span><text:span text:style-name="T1629">только</text:span><text:span text:style-name="T1630"><text:s/></text:span><text:span text:style-name="T1631">в</text:span><text:span text:style-name="T1632"><text:s/></text:span><text:span text:style-name="T1633">окрытии</text:span><text:span text:style-name="T1634"><text:s/></text:span><text:span text:style-name="T1635">катакомб</text:span><text:span text:style-name="T1636">,<text:s/></text:span><text:span text:style-name="T1637">но</text:span><text:span text:style-name="T1638"><text:s/></text:span><text:span text:style-name="T1639">и</text:span><text:span text:style-name="T1640"><text:s/></text:span><text:span text:style-name="T1641">в</text:span><text:span text:style-name="T1642"><text:s/></text:span><text:span text:style-name="T1643">строго</text:span><text:span text:style-name="T1644"><text:s/></text:span><text:span text:style-name="T1645">научном</text:span><text:span text:style-name="T1646"><text:s/></text:span><text:span text:style-name="T1647">изучении</text:span><text:span text:style-name="T1648"><text:s/></text:span><text:span text:style-name="T1649">их</text:span><text:span text:style-name="T1650">,<text:s/></text:span><text:span text:style-name="T1651">в</text:span><text:span text:style-name="T1652"><text:s/></text:span><text:span text:style-name="T1653">установлении</text:span><text:span text:style-name="T1654"><text:s text:c="2"/></text:span><text:span text:style-name="T1655">широкого</text:span><text:span text:style-name="T1656"><text:s/></text:span><text:span text:style-name="T1657">научного</text:span><text:span text:style-name="T1658"><text:s/></text:span><text:span text:style-name="T1659">метода</text:span><text:span text:style-name="T1660">,<text:s/></text:span><text:span text:style-name="T1661">соединяющего</text:span><text:span text:style-name="T1662"><text:s/></text:span><text:span text:style-name="T1663">в</text:span><text:span text:style-name="T1664"><text:s/></text:span><text:span text:style-name="T1665">себе</text:span><text:span text:style-name="T1666"><text:s/></text:span><text:span text:style-name="T1667">филологическую</text:span><text:span text:style-name="T1668"><text:s/></text:span><text:span text:style-name="T1669">критику</text:span><text:span text:style-name="T1670"><text:s/></text:span><text:span text:style-name="T1671">и</text:span><text:span text:style-name="T1672"><text:s/></text:span><text:span text:style-name="T1673">художественно</text:span><text:span text:style-name="T1674">-</text:span><text:span text:style-name="T1675">исторический</text:span><text:span text:style-name="T1676"><text:s/></text:span><text:span text:style-name="T1677">анализ</text:span><text:span text:style-name="T1678"><text:s/></text:span><text:span text:style-name="T1679">памятника</text:span><text:span text:style-name="T1680">.<text:s/></text:span><text:span text:style-name="T1681">Т</text:span><text:span text:style-name="T1682">.</text:span><text:span text:style-name="T1683">е</text:span><text:span text:style-name="T1684">.<text:s/></text:span><text:span text:style-name="T1685">в</text:span><text:span text:style-name="T1686"><text:s/></text:span><text:span text:style-name="T1687">данном</text:span><text:span text:style-name="T1688"><text:s/></text:span><text:span text:style-name="T1689">случае</text:span><text:span text:style-name="T1690"><text:s/></text:span><text:span text:style-name="T1691">мы</text:span><text:span text:style-name="T1692"><text:s/></text:span><text:span text:style-name="T1693">или</text:span><text:span text:style-name="T1694"><text:s/></text:span><text:span text:style-name="T1695">совмещение</text:span><text:span text:style-name="T1696"><text:s/></text:span><text:span text:style-name="T1697">археологии</text:span><text:span text:style-name="T1698"><text:s/></text:span><text:span text:style-name="T1699">и</text:span><text:span text:style-name="T1700"><text:s/></text:span><text:span text:style-name="T1701">истории</text:span><text:span text:style-name="T1702"><text:s/></text:span><text:span text:style-name="T1703">искусства</text:span><text:span text:style-name="T1704">.<text:s/></text:span><text:span text:style-name="T1705">С</text:span><text:span text:style-name="T1706">.3-4.</text:span></text:p>
      <text:p text:style-name="P13"><text:span text:style-name="T1707">к</text:span><text:span text:style-name="T1708">-</text:span><text:span text:style-name="T1709">рый</text:span><text:span text:style-name="T1710"><text:s/></text:span><text:span text:style-name="T1711">иВатикана</text:span><text:span text:style-name="T1712"><text:s/></text:span><text:span text:style-name="T1713">дентифицировал</text:span><text:span text:style-name="T1714"><text:s/></text:span><text:span text:style-name="T1715">серию</text:span><text:span text:style-name="T1716"><text:s/></text:span><text:span text:style-name="T1717">плит</text:span><text:span text:style-name="T1718">,<text:s/></text:span><text:span text:style-name="T1719">установленных</text:span><text:span text:style-name="T1720"><text:s/></text:span><text:span text:style-name="T1721">папой</text:span><text:span text:style-name="T1722"><text:s/></text:span><text:span text:style-name="T1723">Дамасом</text:span><text:span text:style-name="T1724"><text:s/>(366-384),<text:s/></text:span><text:span text:style-name="T1725">и</text:span><text:span text:style-name="T1726"><text:s/></text:span><text:span text:style-name="T1727">открыл</text:span><text:span text:style-name="T1728"><text:s/></text:span><text:span text:style-name="T1729">гробницы</text:span><text:span text:style-name="T1730"><text:s/></text:span><text:span text:style-name="T1731">епископов</text:span><text:span text:style-name="T1732"><text:s/>III<text:s/></text:span><text:span text:style-name="T1733">в</text:span><text:span text:style-name="T1734">.<text:s/></text:span><text:span text:style-name="T1735">в</text:span><text:span text:style-name="T1736"><text:s/></text:span><text:span text:style-name="T1737">катакомбах</text:span><text:span text:style-name="T1738"><text:s/></text:span><text:a xlink:href="http://www.pravenc.ru/text/Каллиста.html"><text:span text:style-name="T1742">Каллиста</text:span></text:a><text:span text:style-name="T1743">.<text:s/></text:span><text:span text:style-name="T1744">Было</text:span><text:span text:style-name="T1745"><text:s/></text:span><text:span text:style-name="T1746">доказано</text:span><text:span text:style-name="T1747">,<text:s/></text:span><text:span text:style-name="T1748">что</text:span><text:span text:style-name="T1749"><text:s/></text:span><text:span text:style-name="T1750">катакомбы</text:span><text:span text:style-name="T1751"><text:s/></text:span><text:span text:style-name="T1752">не</text:span><text:span text:style-name="T1753"><text:s/></text:span><text:span text:style-name="T1754">являлись</text:span><text:span text:style-name="T1755"><text:s/></text:span><text:span text:style-name="T1756">тайными</text:span><text:span text:style-name="T1757"><text:s/></text:span><text:span text:style-name="T1758">убежищами</text:span><text:span text:style-name="T1759"><text:s/></text:span><text:span text:style-name="T1760">христиан</text:span><text:span text:style-name="T1761"><text:s/></text:span><text:span text:style-name="T1762">от</text:span><text:span text:style-name="T1763"><text:s/></text:span><text:span text:style-name="T1764">преследований</text:span><text:span text:style-name="T1765">;<text:s/></text:span><text:span text:style-name="T1766">работы</text:span><text:span text:style-name="T1767"><text:s/></text:span><text:span text:style-name="T1768">Де</text:span><text:span text:style-name="T1769"><text:s/></text:span><text:span text:style-name="T1770">Росси</text:span><text:span text:style-name="T1771"><text:s/></text:span><text:span text:style-name="T1772">по</text:span><text:span text:style-name="T1773"><text:s/></text:span><text:span text:style-name="T1774">изучению</text:span><text:span text:style-name="T1775"><text:s/></text:span><text:span text:style-name="T1776">катакомб</text:span><text:span text:style-name="T1777"><text:s/></text:span><text:span text:style-name="T1778">продолжили</text:span><text:span text:style-name="T1779"><text:s/></text:span><text:span text:style-name="T1780">его</text:span><text:span text:style-name="T1781"><text:s/></text:span><text:span text:style-name="T1782">ученики</text:span><text:span text:style-name="T1783"><text:s/>(</text:span><text:span text:style-name="T1784">Э</text:span><text:span text:style-name="T1785">.<text:s/></text:span><text:span text:style-name="T1786">Стевенсон</text:span><text:span text:style-name="T1787">,<text:s/></text:span><text:span text:style-name="T1788">О</text:span><text:span text:style-name="T1789">.<text:s/></text:span><text:a xlink:href="http://www.pravenc.ru/text/Марукки.html"><text:span text:style-name="T1793">Марукки</text:span></text:a><text:span text:style-name="T1794">,<text:s/></text:span><text:span text:style-name="T1795">Й</text:span><text:span text:style-name="T1796">.<text:s/></text:span><text:a xlink:href="http://www.pravenc.ru/text/Вильперт.html"><text:span text:style-name="T1800">Вильперт</text:span></text:a><text:span text:style-name="T1801">,<text:s/></text:span><text:span text:style-name="T1802">Э</text:span><text:span text:style-name="T1803">.<text:s/></text:span><text:span text:style-name="T1804">Йоси</text:span><text:span text:style-name="T1805">).<text:s/></text:span><text:span text:style-name="T1806">Де</text:span><text:span text:style-name="T1807"><text:s/></text:span><text:span text:style-name="T1808">Росси</text:span><text:span text:style-name="T1809"><text:s/></text:span><text:span text:style-name="T1810">основал</text:span><text:span text:style-name="T1811"><text:s/></text:span><text:span text:style-name="T1812">Об</text:span><text:span text:style-name="T1813">-</text:span><text:span text:style-name="T1814">во</text:span><text:span text:style-name="T1815"><text:s/></text:span><text:span text:style-name="T1816">христ</text:span><text:span text:style-name="T1817">.<text:s/></text:span><text:span text:style-name="T1818">археологии</text:span><text:span text:style-name="T1819"><text:s/>(1875-1877),<text:s/></text:span><text:span text:style-name="T1820">издавал</text:span><text:span text:style-name="T1821"><text:s/>«</text:span><text:span text:style-name="T1822">Бюллетень</text:span><text:span text:style-name="T1823"><text:s/></text:span><text:span text:style-name="T1824">христианской</text:span><text:span text:style-name="T1825"><text:s/></text:span><text:span text:style-name="T1826">археологии</text:span><text:span text:style-name="T1827">»,<text:s/></text:span><text:span text:style-name="T1828">читал</text:span><text:span text:style-name="T1829"><text:s/></text:span><text:span text:style-name="T1830">публичные</text:span><text:span text:style-name="T1831"><text:s/></text:span><text:span text:style-name="T1832">лекции</text:span><text:span text:style-name="T1833">,<text:s/></text:span><text:span text:style-name="T1834">был</text:span><text:span text:style-name="T1835"><text:s/></text:span><text:span text:style-name="T1836">инициатором</text:span><text:span text:style-name="T1837"><text:s/></text:span><text:span text:style-name="T1838">международных</text:span><text:span text:style-name="T1839"><text:s/></text:span><text:span text:style-name="T1840">конгрессов</text:span><text:span text:style-name="T1841"><text:s/></text:span><text:span text:style-name="T1842">христ</text:span><text:span text:style-name="T1843">.<text:s/></text:span><text:span text:style-name="T1844">археологии</text:span><text:span text:style-name="T1845">. </text:span></text:p>
      <text:p text:style-name="P13"><text:span text:style-name="T1846"/></text:p>
      <text:p text:style-name="P13"><text:span text:style-name="T1847">Его</text:span><text:span text:style-name="T1848"><text:s/></text:span><text:span text:style-name="T1849">труды</text:span><text:span text:style-name="T1850"><text:s/></text:span><text:span text:style-name="T1851">оказали</text:span><text:span text:style-name="T1852"><text:s/></text:span><text:span text:style-name="T1853">формирующее</text:span><text:span text:style-name="T1854"><text:s/></text:span><text:span text:style-name="T1855">воздействие</text:span><text:span text:style-name="T1856"><text:s/></text:span><text:span text:style-name="T1857">на</text:span><text:span text:style-name="T1858"><text:s/></text:span><text:span text:style-name="T1859">становление</text:span><text:span text:style-name="T1860"><text:s/></text:span><text:span text:style-name="T1861">А</text:span><text:span text:style-name="T1862">.<text:s/></text:span><text:span text:style-name="T1863">х</text:span><text:span text:style-name="T1864">.<text:s/></text:span><text:span text:style-name="T1865">как</text:span><text:span text:style-name="T1866"><text:s/></text:span><text:span text:style-name="T1867">науки</text:span><text:span text:style-name="T1868">,<text:s/></text:span><text:span text:style-name="T1869">к</text:span><text:span text:style-name="T1870">-</text:span><text:span text:style-name="T1871">рая</text:span><text:span text:style-name="T1872"><text:s/></text:span><text:span text:style-name="T1873">нашла</text:span><text:span text:style-name="T1874"><text:s/></text:span><text:span text:style-name="T1875">своих</text:span><text:span text:style-name="T1876"><text:s/></text:span><text:span text:style-name="T1877">приверженцев</text:span><text:span text:style-name="T1878"><text:s/></text:span><text:span text:style-name="T1879">в</text:span><text:span text:style-name="T1880"><text:s/></text:span><text:span text:style-name="T1881">Европе</text:span><text:span text:style-name="T1882"><text:s/>(</text:span><text:span text:style-name="T1883">Ф</text:span><text:span text:style-name="T1884">.<text:s/></text:span><text:span text:style-name="T1885">К</text:span><text:span text:style-name="T1886">.<text:s/></text:span><text:span text:style-name="T1887">Краус</text:span><text:span text:style-name="T1888"><text:s/>-<text:s/></text:span><text:span text:style-name="T1889">в</text:span><text:span text:style-name="T1890"><text:s/></text:span><text:span text:style-name="T1891">Германии</text:span><text:span text:style-name="T1892">,<text:s/></text:span><text:span text:style-name="T1893">Ф</text:span><text:span text:style-name="T1894">.<text:s/></text:span><text:span text:style-name="T1895">Булич</text:span><text:span text:style-name="T1896"><text:s/>-<text:s/></text:span><text:span text:style-name="T1897">в</text:span><text:span text:style-name="T1898"><text:s/></text:span><text:span text:style-name="T1899">Австро</text:span><text:span text:style-name="T1900">-</text:span><text:span text:style-name="T1901">Венгрии</text:span><text:span text:style-name="T1902">,<text:s/></text:span><text:span text:style-name="T1903">Э</text:span><text:span text:style-name="T1904">.<text:s/></text:span><text:span text:style-name="T1905">Ф</text:span><text:span text:style-name="T1906">.<text:s/></text:span><text:a xlink:href="http://www.pravenc.ru/text/Леблан.html"><text:span text:style-name="T1910">Леблан</text:span></text:a><text:span text:style-name="T1911">,<text:s/></text:span><text:span text:style-name="T1912">С</text:span><text:span text:style-name="T1913">.<text:s/></text:span><text:span text:style-name="T1914">Гзелль</text:span><text:span text:style-name="T1915">,<text:s/></text:span><text:span text:style-name="T1916">П</text:span><text:span text:style-name="T1917">.<text:s/></text:span><text:span text:style-name="T1918">Делаттр</text:span><text:span text:style-name="T1919"><text:s/>-<text:s/></text:span><text:span text:style-name="T1920">во</text:span><text:span text:style-name="T1921"><text:s/></text:span><text:span text:style-name="T1922">Франции</text:span><text:span text:style-name="T1923">)<text:s/></text:span><text:span text:style-name="T1924">и</text:span><text:span text:style-name="T1925"><text:s/></text:span><text:span text:style-name="T1926">России</text:span><text:span text:style-name="T1927"><text:s/>(</text:span><text:span text:style-name="T1928">Ф</text:span><text:span text:style-name="T1929">.<text:s/></text:span><text:span text:style-name="T1930">И</text:span><text:span text:style-name="T1931">.<text:s/></text:span><text:a xlink:href="http://www.pravenc.ru/text/Буслаев.html"><text:span text:style-name="T1935">Буслаев</text:span></text:a><text:span text:style-name="T1936">,<text:s/></text:span><text:span text:style-name="T1937">А</text:span><text:span text:style-name="T1938">.<text:s/></text:span><text:span text:style-name="T1939">П</text:span><text:span text:style-name="T1940">.<text:s/></text:span><text:span text:style-name="T1941">Голубцов</text:span><text:span text:style-name="T1942">,<text:s/></text:span><text:span text:style-name="T1943">Н</text:span><text:span text:style-name="T1944">.<text:s/></text:span><text:span text:style-name="T1945">П</text:span><text:span text:style-name="T1946">.<text:s/></text:span><text:span text:style-name="T1947">Кондаков</text:span><text:span text:style-name="T1948">,<text:s/></text:span><text:span text:style-name="T1949">Н</text:span><text:span text:style-name="T1950">.<text:s/></text:span><text:span text:style-name="T1951">В</text:span><text:span text:style-name="T1952">.<text:s/></text:span><text:a xlink:href="http://www.pravenc.ru/text/Покровский.html"><text:span text:style-name="T1956">Покровский</text:span></text:a><text:span text:style-name="T1957">,<text:s/></text:span><text:span text:style-name="T1958">А</text:span><text:span text:style-name="T1959">.<text:s/></text:span><text:span text:style-name="T1960">С</text:span><text:span text:style-name="T1961">.<text:s/></text:span><text:span text:style-name="T1962">Уваров</text:span><text:span text:style-name="T1963">,<text:s/></text:span><text:span text:style-name="T1964">Н</text:span><text:span text:style-name="T1965">.<text:s/></text:span><text:span text:style-name="T1966">П</text:span><text:span text:style-name="T1967">.<text:s/></text:span><text:a xlink:href="http://www.pravenc.ru/text/Лихачёв.html"><text:span text:style-name="T1971">Лихачёв</text:span></text:a><text:span text:style-name="T1972">),<text:s/></text:span><text:span text:style-name="T1973">отдельные</text:span><text:span text:style-name="T1974"><text:s/></text:span><text:span text:style-name="T1975">исследовательские</text:span><text:span text:style-name="T1976"><text:s/></text:span><text:span text:style-name="T1977">проекты</text:span><text:span text:style-name="T1978"><text:s/></text:span><text:span text:style-name="T1979">де</text:span><text:span text:style-name="T1980"><text:s/></text:span><text:span text:style-name="T1981">Росси</text:span><text:span text:style-name="T1982"><text:s/></text:span><text:span text:style-name="T1983">жизнеспособны</text:span><text:span text:style-name="T1984"><text:s/></text:span><text:span text:style-name="T1985">и</text:span><text:span text:style-name="T1986"><text:s/></text:span><text:span text:style-name="T1987">в</text:span><text:span text:style-name="T1988"><text:s/></text:span><text:span text:style-name="T1989">наст</text:span><text:span text:style-name="T1990">.<text:s/></text:span><text:span text:style-name="T1991">время</text:span><text:span text:style-name="T1992">. </text:span></text:p>
      <text:p text:style-name="P14"><text:span text:style-name="T1993"/></text:p>
      <text:p text:style-name="P15"><text:span text:style-name="T1993"/></text:p>
      <text:p text:style-name="P15"><text:span text:style-name="T1993"/></text:p>
      <text:p text:style-name="P15"><text:span text:style-name="T1994">Христианская</text:span><text:span text:style-name="T1995"><text:s/></text:span><text:span text:style-name="T1996">археология</text:span><text:span text:style-name="T1997"><text:s/>-<text:s/></text:span><text:span text:style-name="T1998">вполне</text:span><text:span text:style-name="T1999"><text:s/></text:span><text:span text:style-name="T2000">живая</text:span><text:span text:style-name="T2001"><text:s/></text:span><text:span text:style-name="T2002">наука</text:span><text:span text:style-name="T2003"><text:s/></text:span><text:span text:style-name="T2004">со</text:span><text:span text:style-name="T2005"><text:s/></text:span><text:span text:style-name="T2006">своими</text:span><text:span text:style-name="T2007"><text:s/></text:span><text:span text:style-name="T2008">регулярными</text:span><text:span text:style-name="T2009"><text:s/></text:span><text:span text:style-name="T2010">съездами</text:span><text:span text:style-name="T2011"><text:s/></text:span><text:span text:style-name="T2012">учёных</text:span><text:span text:style-name="T2013"><text:s/></text:span><text:span text:style-name="T2014">и</text:span><text:span text:style-name="T2015"><text:s/></text:span><text:span text:style-name="T2016">постоянным</text:span><text:span text:style-name="T2017"><text:s/></text:span><text:span text:style-name="T2018">интересом</text:span><text:span text:style-name="T2019"><text:s/></text:span><text:span text:style-name="T2020">к</text:span><text:span text:style-name="T2021"><text:s/></text:span><text:span text:style-name="T2022">проблематике</text:span><text:span text:style-name="T2023"><text:s/></text:span><text:span text:style-name="T2024">в</text:span><text:span text:style-name="T2025"><text:s/></text:span><text:span text:style-name="T2026">основном</text:span><text:span text:style-name="T2027"><text:s/></text:span><text:span text:style-name="T2028">западноевропейской</text:span><text:span text:style-name="T2029"><text:s/></text:span><text:span text:style-name="T2030">материальной</text:span><text:span text:style-name="T2031"><text:s/></text:span><text:span text:style-name="T2032">культуре</text:span><text:span text:style-name="T2033"><text:s/></text:span><text:span text:style-name="T2034">позднеантичного</text:span><text:span text:style-name="T2035"><text:s/></text:span><text:span text:style-name="T2036">и</text:span><text:span text:style-name="T2037"><text:s/></text:span><text:span text:style-name="T2038">раннесредневекового</text:span><text:span text:style-name="T2039"><text:s/></text:span><text:span text:style-name="T2040">времени</text:span><text:span text:style-name="T2041"><text:s/>[261-263]. </text:span></text:p>
      <text:p text:style-name="P15"><text:span text:style-name="T2042"/></text:p>
      <text:p text:style-name="P16"><text:span text:style-name="T2042"/></text:p>
      <text:p text:style-name="P17"><text:span text:style-name="T2042"/></text:p>
      <text:p text:style-name="P17"><text:span text:style-name="T2042"/></text:p>
      <text:p text:style-name="P17"><text:span text:style-name="T2042"/></text:p>
      <text:p text:style-name="P17"><text:span text:style-name="T2042"/></text:p>
      <text:p text:style-name="P17"><text:span text:style-name="T2042"/></text:p>
      <text:p text:style-name="P17"><text:span text:style-name="T2042"/></text:p>
      <text:p text:style-name="P17"><text:span text:style-name="T2042"/></text:p>
      <text:p text:style-name="P17"><text:span text:style-name="T2043">1.5.<text:s/></text:span><text:span text:style-name="T2044">Интерес</text:span><text:span text:style-name="T2045"><text:s/></text:span><text:span text:style-name="T2046">к</text:span><text:span text:style-name="T2047"><text:s/></text:span><text:span text:style-name="T2048">христианской</text:span><text:span text:style-name="T2049"><text:s/></text:span><text:span text:style-name="T2050">археологии</text:span><text:span text:style-name="T2051"><text:s/></text:span><text:span text:style-name="T2052">в</text:span><text:span text:style-name="T2053"><text:s/></text:span><text:span text:style-name="T2054">России</text:span></text:p>
      <text:p text:style-name="P17"><text:span text:style-name="T2055"/></text:p>
      <text:p text:style-name="P17"><text:span text:style-name="T2056">ознакомил</text:span><text:span text:style-name="T2057"><text:s/></text:span><text:span text:style-name="T2058">россию</text:span><text:span text:style-name="T2059"><text:s/></text:span><text:span text:style-name="T2060">с</text:span><text:span text:style-name="T2061"><text:s/></text:span><text:span text:style-name="T2062">трудами</text:span><text:span text:style-name="T2063"><text:s/></text:span><text:span text:style-name="T2064">Бозио</text:span><text:span text:style-name="T2065"><text:s/></text:span><text:span text:style-name="T2066">—<text:s/></text:span><text:span text:style-name="T2067">епископ</text:span><text:span text:style-name="T2068"><text:s/></text:span><text:span text:style-name="T2069">парфирий</text:span></text:p>
      <text:p text:style-name="P17"><text:span text:style-name="T2070">В</text:span><text:span text:style-name="T2071"><text:s/>XIX<text:s/></text:span><text:span text:style-name="T2072">начали</text:span><text:span text:style-name="T2073"><text:s/></text:span><text:span text:style-name="T2074">формироваться</text:span><text:span text:style-name="T2075"><text:s/></text:span><text:span text:style-name="T2076">и</text:span><text:span text:style-name="T2077"><text:s/></text:span><text:span text:style-name="T2078">такие</text:span><text:span text:style-name="T2079"><text:s/></text:span><text:span text:style-name="T2080">отрасли</text:span><text:span text:style-name="T2081"><text:s/></text:span><text:span text:style-name="T2082">науки</text:span><text:span text:style-name="T2083">,<text:s/></text:span><text:span text:style-name="T2084">как</text:span><text:span text:style-name="T2085"><text:s/></text:span><text:span text:style-name="T2086">реставрация</text:span><text:span text:style-name="T2087"><text:s/>(</text:span><text:span text:style-name="T2088">работы</text:span><text:span text:style-name="T2089"><text:s/></text:span><text:span text:style-name="T2090">Э</text:span><text:span text:style-name="T2091">.</text:span><text:span text:style-name="T2092">Виолле</text:span><text:span text:style-name="T2093"><text:s/></text:span><text:span text:style-name="T2094">ле</text:span><text:span text:style-name="T2095"><text:s/></text:span><text:span text:style-name="T2096">Дюка</text:span><text:span text:style-name="T2097">,<text:s/></text:span><text:span text:style-name="T2098">известного</text:span><text:span text:style-name="T2099"><text:s/></text:span><text:span text:style-name="T2100">теоретика</text:span><text:span text:style-name="T2101"><text:s/></text:span><text:span text:style-name="T2102">архитектуры</text:span><text:span text:style-name="T2103">,<text:s/></text:span><text:span text:style-name="T2104">по</text:span><text:span text:style-name="T2105"><text:s/></text:span><text:span text:style-name="T2106">реставрации</text:span><text:span text:style-name="T2107"><text:s/></text:span><text:span text:style-name="T2108">собора</text:span><text:span text:style-name="T2109"><text:s/></text:span><text:span text:style-name="T2110">Парижской</text:span><text:span text:style-name="T2111"><text:s/></text:span><text:span text:style-name="T2112">Богоматери</text:span><text:span text:style-name="T2113">,<text:s/></text:span><text:span text:style-name="T2114">завершение</text:span><text:span text:style-name="T2115"><text:s/></text:span><text:span text:style-name="T2116">недостроенного</text:span><text:span text:style-name="T2117"><text:s/></text:span><text:span text:style-name="T2118">в</text:span><text:span text:style-name="T2119"><text:s/></text:span><text:span text:style-name="T2120">Средние</text:span><text:span text:style-name="T2121"><text:s/></text:span><text:span text:style-name="T2122">века</text:span><text:span text:style-name="T2123"><text:s/></text:span><text:span text:style-name="T2124">Кёльнского</text:span><text:span text:style-name="T2125"><text:s/></text:span><text:span text:style-name="T2126">собора</text:span><text:span text:style-name="T2127">),<text:s/></text:span><text:span text:style-name="T2128">а</text:span><text:span text:style-name="T2129"><text:s/></text:span><text:span text:style-name="T2130">также</text:span><text:span text:style-name="T2131"><text:s/></text:span><text:span text:style-name="T2132">искусствоведение</text:span><text:span text:style-name="T2133"><text:s/></text:span><text:span text:style-name="T2134">как</text:span><text:span text:style-name="T2135"><text:s/></text:span><text:span text:style-name="T2136">история</text:span><text:span text:style-name="T2137"><text:s/></text:span><text:span text:style-name="T2138">и</text:span><text:span text:style-name="T2139"><text:s/></text:span><text:span text:style-name="T2140">теория</text:span><text:span text:style-name="T2141"><text:s/></text:span><text:span text:style-name="T2142">искусства</text:span><text:span text:style-name="T2143"><text:s/>(</text:span><text:span text:style-name="T2144">Г</text:span><text:span text:style-name="T2145">.</text:span><text:span text:style-name="T2146">Вёльфлин</text:span><text:span text:style-name="T2147">). </text:span></text:p>
      <text:p text:style-name="P17"><text:span text:style-name="T2148">В</text:span><text:span text:style-name="T2149"><text:s/></text:span><text:span text:style-name="T2150">православном</text:span><text:span text:style-name="T2151"><text:s/></text:span><text:span text:style-name="T2152">мире</text:span><text:span text:style-name="T2153"><text:s/></text:span><text:span text:style-name="T2154">сформировалась</text:span><text:span text:style-name="T2155"><text:s/></text:span><text:span text:style-name="T2156">несколько</text:span><text:span text:style-name="T2157"><text:s/></text:span><text:span text:style-name="T2158">отличная</text:span><text:span text:style-name="T2159"><text:s/></text:span><text:span text:style-name="T2160">отрасль</text:span><text:span text:style-name="T2161"><text:s/></text:span><text:span text:style-name="T2162">научного</text:span><text:span text:style-name="T2163"><text:s/></text:span><text:span text:style-name="T2164">знания</text:span><text:span text:style-name="T2165"><text:s/>-<text:s/></text:span><text:span text:style-name="T2166">“церковная</text:span><text:span text:style-name="T2167"><text:s/></text:span><text:span text:style-name="T2168">археология”</text:span><text:span text:style-name="T2169">,<text:s/></text:span><text:span text:style-name="T2170">фактически</text:span><text:span text:style-name="T2171"><text:s/></text:span><text:span text:style-name="T2172">ставшая</text:span><text:span text:style-name="T2173"><text:s/></text:span><text:span text:style-name="T2174">историей</text:span><text:span text:style-name="T2175"><text:s/></text:span><text:span text:style-name="T2176">христианского</text:span><text:span text:style-name="T2177"><text:s/></text:span><text:span text:style-name="T2178">искусства</text:span><text:span text:style-name="T2179"><text:s/>(</text:span><text:span text:style-name="T2180">архитектуры</text:span><text:span text:style-name="T2181">,<text:s/></text:span><text:span text:style-name="T2182">живописи</text:span><text:span text:style-name="T2183">,<text:s/></text:span><text:span text:style-name="T2184">скульптуры</text:span><text:span text:style-name="T2185">,<text:s/></text:span><text:span text:style-name="T2186">а</text:span><text:span text:style-name="T2187"><text:s/></text:span><text:span text:style-name="T2188">также</text:span><text:span text:style-name="T2189"><text:s/></text:span><text:span text:style-name="T2190">малых</text:span><text:span text:style-name="T2191"><text:s/></text:span><text:span text:style-name="T2192">форм</text:span><text:span text:style-name="T2193">),<text:s/></text:span><text:span text:style-name="T2194">представленной</text:span><text:span text:style-name="T2195"><text:s/></text:span><text:span text:style-name="T2196">в</text:span><text:span text:style-name="T2197"><text:s/></text:span><text:span text:style-name="T2198">вещественных</text:span><text:span text:style-name="T2199"><text:s/></text:span><text:span text:style-name="T2200">памятниках</text:span><text:span text:style-name="T2201">.<text:s/></text:span><text:span text:style-name="T2202">В</text:span><text:span text:style-name="T2203"><text:s/></text:span><text:span text:style-name="T2204">этом</text:span><text:span text:style-name="T2205"><text:s/></text:span><text:span text:style-name="T2206">огромная</text:span><text:span text:style-name="T2207"><text:s/></text:span><text:span text:style-name="T2208">заслуга</text:span><text:span text:style-name="T2209"><text:s/></text:span><text:span text:style-name="T2210">русских</text:span><text:span text:style-name="T2211"><text:s/></text:span><text:span text:style-name="T2212">учёных</text:span><text:span text:style-name="T2213"><text:s/>XIX-XX<text:s/></text:span><text:span text:style-name="T2214">вв</text:span><text:span text:style-name="T2215">.</text:span></text:p>
      <text:p text:style-name="P17"><text:span text:style-name="T2216"/></text:p>
      <text:p text:style-name="P17"><text:span text:style-name="T2217">После</text:span><text:span text:style-name="T2218"><text:s/></text:span><text:span text:style-name="T2219">длительного</text:span><text:span text:style-name="T2220"><text:s/></text:span><text:span text:style-name="T2221">донаучного</text:span><text:span text:style-name="T2222"><text:s/></text:span><text:span text:style-name="T2223">периода</text:span><text:span text:style-name="T2224">,<text:s/></text:span><text:span text:style-name="T2225">включавшего</text:span><text:span text:style-name="T2226"><text:s/></text:span><text:span text:style-name="T2227">в</text:span><text:span text:style-name="T2228"><text:s/>XVII<text:s/></text:span><text:span text:style-name="T2229">в</text:span><text:span text:style-name="T2230">.<text:s/></text:span><text:span text:style-name="T2231">исследования</text:span><text:span text:style-name="T2232"><text:s/></text:span><text:span text:style-name="T2233">Десятинной</text:span><text:span text:style-name="T2234"><text:s/></text:span><text:span text:style-name="T2235">церкви</text:span><text:span text:style-name="T2236"><text:s/></text:span><text:span text:style-name="T2237">киевским</text:span><text:span text:style-name="T2238"><text:s/></text:span><text:span text:style-name="T2239">митрополитом</text:span><text:span text:style-name="T2240"><text:s/></text:span><text:span text:style-name="T2241">Петром</text:span><text:span text:style-name="T2242"><text:s/></text:span><text:span text:style-name="T2243">Могилой</text:span><text:span text:style-name="T2244"><text:s/></text:span><text:span text:style-name="T2245">или</text:span><text:span text:style-name="T2246"><text:s/></text:span><text:span text:style-name="T2247">внимание</text:span><text:span text:style-name="T2248"><text:s/></text:span><text:span text:style-name="T2249">к</text:span><text:span text:style-name="T2250"><text:s/></text:span><text:span text:style-name="T2251">отеческим</text:span><text:span text:style-name="T2252"><text:s/></text:span><text:span text:style-name="T2253">толкования</text:span><text:span text:style-name="T2254"><text:s/></text:span><text:span text:style-name="T2255">храма</text:span><text:span text:style-name="T2256">,<text:s/></text:span><text:span text:style-name="T2257">собранным</text:span><text:span text:style-name="T2258"><text:s/></text:span><text:span text:style-name="T2259">в</text:span><text:span text:style-name="T2260"><text:s/></text:span><text:span text:style-name="T2261">книге</text:span><text:span text:style-name="T2262"><text:s/></text:span><text:span text:style-name="T2263">“Скрижаль”</text:span><text:span text:style-name="T2264"><text:s/>[29],<text:s/></text:span><text:span text:style-name="T2265">характерное</text:span><text:span text:style-name="T2266"><text:s/></text:span><text:span text:style-name="T2267">для</text:span><text:span text:style-name="T2268"><text:s/></text:span><text:span text:style-name="T2269">Никоновского</text:span><text:span text:style-name="T2270"><text:s/></text:span><text:span text:style-name="T2271">времени</text:span><text:span text:style-name="T2272"><text:s/></text:span><text:span text:style-name="T2273">в</text:span><text:span text:style-name="T2274"><text:s/></text:span><text:span text:style-name="T2275">Москве</text:span><text:span text:style-name="T2276">,<text:s/></text:span><text:span text:style-name="T2277">формирование</text:span><text:span text:style-name="T2278"><text:s/></text:span><text:span text:style-name="T2279">археологии</text:span><text:span text:style-name="T2280"><text:s/></text:span><text:span text:style-name="T2281">начинается</text:span><text:span text:style-name="T2282"><text:s/></text:span><text:span text:style-name="T2283">в</text:span><text:span text:style-name="T2284"><text:s/>XVIII-XIX<text:s/></text:span><text:span text:style-name="T2285">вв</text:span><text:span text:style-name="T2286">.<text:s/></text:span><text:span text:style-name="T2287">Научные</text:span><text:span text:style-name="T2288"><text:s/></text:span><text:span text:style-name="T2289">путешествия</text:span><text:span text:style-name="T2290"><text:s/>XVIII<text:s/></text:span><text:span text:style-name="T2291">в</text:span><text:span text:style-name="T2292">.,<text:s/></text:span><text:span text:style-name="T2293">систематические</text:span><text:span text:style-name="T2294"><text:s/></text:span><text:span text:style-name="T2295">исследования</text:span><text:span text:style-name="T2296"><text:s/></text:span><text:span text:style-name="T2297">древностей</text:span><text:span text:style-name="T2298"><text:s/></text:span><text:span text:style-name="T2299">А</text:span><text:span text:style-name="T2300">.</text:span><text:span text:style-name="T2301">Н</text:span><text:span text:style-name="T2302">.</text:span><text:span text:style-name="T2303">Олениным</text:span><text:span text:style-name="T2304"><text:s/></text:span><text:span text:style-name="T2305">на</text:span><text:span text:style-name="T2306"><text:s/></text:span><text:span text:style-name="T2307">рубеже</text:span><text:span text:style-name="T2308"><text:s/></text:span><text:span text:style-name="T2309">веков</text:span><text:span text:style-name="T2310">,<text:s/></text:span><text:span text:style-name="T2311">раскопки</text:span><text:span text:style-name="T2312"><text:s/></text:span><text:span text:style-name="T2313">фундаментов</text:span><text:span text:style-name="T2314"><text:s/></text:span><text:span text:style-name="T2315">Десятинной</text:span><text:span text:style-name="T2316"><text:s/></text:span><text:span text:style-name="T2317">церкви</text:span><text:span text:style-name="T2318"><text:s/></text:span><text:span text:style-name="T2319">К</text:span><text:span text:style-name="T2320">.</text:span><text:span text:style-name="T2321">А</text:span><text:span text:style-name="T2322">.</text:span><text:span text:style-name="T2323">Лохвицким</text:span><text:span text:style-name="T2324"><text:s/></text:span><text:span text:style-name="T2325">в</text:span><text:span text:style-name="T2326"><text:s/>20-</text:span><text:span text:style-name="T2327">е</text:span><text:span text:style-name="T2328"><text:s/></text:span><text:span text:style-name="T2329">гг</text:span><text:span text:style-name="T2330">. XIX<text:s/></text:span><text:span text:style-name="T2331">в</text:span><text:span text:style-name="T2332">. -<text:s/></text:span><text:span text:style-name="T2333">это</text:span><text:span text:style-name="T2334"><text:s/></text:span><text:span text:style-name="T2335">некоторые</text:span><text:span text:style-name="T2336"><text:s/></text:span><text:span text:style-name="T2337">этапы</text:span><text:span text:style-name="T2338"><text:s/></text:span><text:span text:style-name="T2339">сложения</text:span><text:span text:style-name="T2340"><text:s/></text:span><text:span text:style-name="T2341">будущей</text:span><text:span text:style-name="T2342"><text:s/></text:span><text:span text:style-name="T2343">науки</text:span><text:span text:style-name="T2344">.<text:s/></text:span><text:span text:style-name="T2345">Научный</text:span><text:span text:style-name="T2346"><text:s/></text:span><text:span text:style-name="T2347">характер</text:span><text:span text:style-name="T2348"><text:s/></text:span><text:span text:style-name="T2349">церковно</text:span><text:span text:style-name="T2350">-</text:span><text:span text:style-name="T2351">археологические</text:span><text:span text:style-name="T2352"><text:s/></text:span><text:span text:style-name="T2353">изыскания</text:span><text:span text:style-name="T2354"><text:s/></text:span><text:span text:style-name="T2355">приобретают</text:span><text:span text:style-name="T2356"><text:s/></text:span><text:span text:style-name="T2357">в</text:span><text:span text:style-name="T2358"><text:s/></text:span><text:span text:style-name="T2359">начале</text:span><text:span text:style-name="T2360"><text:s/>XIX<text:s/></text:span><text:span text:style-name="T2361">столетия</text:span><text:span text:style-name="T2362">.<text:s/></text:span><text:span text:style-name="T2363">Первое</text:span><text:span text:style-name="T2364"><text:s/></text:span><text:span text:style-name="T2365">имя</text:span><text:span text:style-name="T2366">,<text:s/></text:span><text:span text:style-name="T2367">которое</text:span><text:span text:style-name="T2368"><text:s/></text:span><text:span text:style-name="T2369">следует</text:span><text:span text:style-name="T2370"><text:s/></text:span><text:span text:style-name="T2371">назвать</text:span><text:span text:style-name="T2372"><text:s/></text:span><text:span text:style-name="T2373">в</text:span><text:span text:style-name="T2374"><text:s/></text:span><text:span text:style-name="T2375">связи</text:span><text:span text:style-name="T2376"><text:s/></text:span><text:span text:style-name="T2377">с</text:span><text:span text:style-name="T2378"><text:s/></text:span><text:span text:style-name="T2379">этим</text:span><text:span text:style-name="T2380"><text:s/>-<text:s/></text:span><text:span text:style-name="T2381">митрополит</text:span><text:span text:style-name="T2382"><text:s/></text:span><text:span text:style-name="T2383">Евгений</text:span><text:span text:style-name="T2384"><text:s/>(</text:span><text:span text:style-name="T2385">Болховитинов</text:span><text:span text:style-name="T2386">, 1767-1837<text:s/></text:span><text:span text:style-name="T2387">гг</text:span><text:span text:style-name="T2388">.),<text:s/></text:span><text:span text:style-name="T2389">известный</text:span><text:span text:style-name="T2390"><text:s/></text:span><text:span text:style-name="T2391">и</text:span><text:span text:style-name="T2392"><text:s/></text:span><text:span text:style-name="T2393">как</text:span><text:span text:style-name="T2394"><text:s/></text:span><text:span text:style-name="T2395">церковный</text:span><text:span text:style-name="T2396"><text:s/></text:span><text:span text:style-name="T2397">историк</text:span><text:span text:style-name="T2398"><text:s/>(</text:span><text:span text:style-name="T2399">он</text:span><text:span text:style-name="T2400"><text:s/></text:span><text:span text:style-name="T2401">же</text:span><text:span text:style-name="T2402"><text:s/></text:span><text:span text:style-name="T2403">и</text:span><text:span text:style-name="T2404"><text:s/></text:span><text:span text:style-name="T2405">организатор</text:span><text:span text:style-name="T2406"><text:s/></text:span><text:span text:style-name="T2407">вышеназванных</text:span><text:span text:style-name="T2408"><text:s/></text:span><text:span text:style-name="T2409">киевских</text:span><text:span text:style-name="T2410"><text:s/></text:span><text:span text:style-name="T2411">раскопок</text:span><text:span text:style-name="T2412">).<text:s/></text:span><text:span text:style-name="T2413">Кафедры</text:span><text:span text:style-name="T2414">,<text:s/></text:span><text:span text:style-name="T2415">последовательно</text:span><text:span text:style-name="T2416"><text:s/></text:span><text:span text:style-name="T2417">занимаемые</text:span><text:span text:style-name="T2418"><text:s/></text:span><text:span text:style-name="T2419">им</text:span><text:span text:style-name="T2420"><text:s/>(</text:span><text:span text:style-name="T2421">Старая</text:span><text:span text:style-name="T2422"><text:s/></text:span><text:span text:style-name="T2423">Русса</text:span><text:span text:style-name="T2424">,<text:s/></text:span><text:span text:style-name="T2425">Псков</text:span><text:span text:style-name="T2426">,<text:s/></text:span><text:span text:style-name="T2427">Киев</text:span><text:span text:style-name="T2428">),<text:s/></text:span><text:span text:style-name="T2429">становились</text:span><text:span text:style-name="T2430"><text:s/></text:span><text:span text:style-name="T2431">хорошим</text:span><text:span text:style-name="T2432"><text:s/></text:span><text:span text:style-name="T2433">поводом</text:span><text:span text:style-name="T2434"><text:s/></text:span><text:span text:style-name="T2435">для</text:span><text:span text:style-name="T2436"><text:s/></text:span><text:span text:style-name="T2437">изучения</text:span><text:span text:style-name="T2438"><text:s/></text:span><text:span text:style-name="T2439">местных</text:span><text:span text:style-name="T2440"><text:s/></text:span><text:span text:style-name="T2441">святынь</text:span><text:span text:style-name="T2442"><text:s/>[259].<text:s/></text:span><text:span text:style-name="T2443">Исследователь</text:span><text:span text:style-name="T2444">,<text:s/></text:span><text:span text:style-name="T2445">можно</text:span><text:span text:style-name="T2446"><text:s/></text:span><text:span text:style-name="T2447">сказать</text:span><text:span text:style-name="T2448">,<text:s/></text:span><text:span text:style-name="T2449">опередил</text:span><text:span text:style-name="T2450"><text:s/></text:span><text:span text:style-name="T2451">свое</text:span><text:span text:style-name="T2452"><text:s/></text:span><text:span text:style-name="T2453">время</text:span><text:span text:style-name="T2454"><text:s/></text:span><text:span text:style-name="T2455">в</text:span><text:span text:style-name="T2456"><text:s/></text:span><text:span text:style-name="T2457">методе</text:span><text:span text:style-name="T2458"><text:s/></text:span><text:span text:style-name="T2459">рассмотрения</text:span><text:span text:style-name="T2460"><text:s/></text:span><text:span text:style-name="T2461">памятников</text:span><text:span text:style-name="T2462"><text:s/></text:span><text:span text:style-name="T2463">древности</text:span><text:span text:style-name="T2464"><text:s/></text:span><text:span text:style-name="T2465">по</text:span><text:span text:style-name="T2466"><text:s/></text:span><text:span text:style-name="T2467">принципу</text:span><text:span text:style-name="T2468"><text:s/></text:span><text:span text:style-name="T2469">“от</text:span><text:span text:style-name="T2470"><text:s/></text:span><text:span text:style-name="T2471">общего</text:span><text:span text:style-name="T2472"><text:s/></text:span><text:span text:style-name="T2473">к</text:span><text:span text:style-name="T2474"><text:s/></text:span><text:span text:style-name="T2475">частному”</text:span><text:span text:style-name="T2476"><text:s/></text:span><text:span text:style-name="T2477">от</text:span><text:span text:style-name="T2478"><text:s/></text:span><text:span text:style-name="T2479">расположения</text:span><text:span text:style-name="T2480"><text:s/></text:span><text:span text:style-name="T2481">храмов</text:span><text:span text:style-name="T2482"><text:s/></text:span><text:span text:style-name="T2483">и</text:span><text:span text:style-name="T2484"><text:s/></text:span><text:span text:style-name="T2485">монастырей</text:span><text:span text:style-name="T2486"><text:s/></text:span><text:span text:style-name="T2487">к</text:span><text:span text:style-name="T2488"><text:s/></text:span><text:span text:style-name="T2489">их</text:span><text:span text:style-name="T2490"><text:s/></text:span><text:span text:style-name="T2491">архитектуре</text:span><text:span text:style-name="T2492"><text:s/></text:span><text:span text:style-name="T2493">и</text:span><text:span text:style-name="T2494"><text:s/></text:span><text:span text:style-name="T2495">затем</text:span><text:span text:style-name="T2496"><text:s/></text:span><text:span text:style-name="T2497">к</text:span><text:span text:style-name="T2498"><text:s/></text:span><text:span text:style-name="T2499">святыням</text:span><text:span text:style-name="T2500">,<text:s/></text:span><text:span text:style-name="T2501">в</text:span><text:span text:style-name="T2502"><text:s/></text:span><text:span text:style-name="T2503">них</text:span><text:span text:style-name="T2504"><text:s/></text:span><text:span text:style-name="T2505">находящимся</text:span><text:span text:style-name="T2506">.<text:s/></text:span><text:span text:style-name="T2507">Другое</text:span><text:span text:style-name="T2508"><text:s/></text:span><text:span text:style-name="T2509">имя</text:span><text:span text:style-name="T2510"><text:s/>-<text:s/></text:span><text:span text:style-name="T2511">епископ</text:span><text:span text:style-name="T2512"><text:s/></text:span><text:span text:style-name="T2513">Порфирий</text:span><text:span text:style-name="T2514"><text:s/>(</text:span><text:span text:style-name="T2515">Успенский</text:span><text:span text:style-name="T2516">, 1804-1885<text:s/></text:span><text:span text:style-name="T2517">гг</text:span><text:span text:style-name="T2518">.),<text:s/></text:span><text:span text:style-name="T2519">путешественник</text:span><text:span text:style-name="T2520"><text:s/></text:span><text:span text:style-name="T2521">по</text:span><text:span text:style-name="T2522"><text:s/></text:span><text:span text:style-name="T2523">Ближнему</text:span><text:span text:style-name="T2524"><text:s/></text:span><text:span text:style-name="T2525">Востоку</text:span><text:span text:style-name="T2526"><text:s/></text:span><text:span text:style-name="T2527">и</text:span><text:span text:style-name="T2528"><text:s/></text:span><text:span text:style-name="T2529">коллекционер</text:span><text:span text:style-name="T2530">,<text:s/></text:span><text:span text:style-name="T2531">открывший</text:span><text:span text:style-name="T2532"><text:s/></text:span><text:span text:style-name="T2533">в</text:span><text:span text:style-name="T2534"><text:s/></text:span><text:span text:style-name="T2535">Екатерининском</text:span><text:span text:style-name="T2536"><text:s/></text:span><text:span text:style-name="T2537">монастыре</text:span><text:span text:style-name="T2538"><text:s/></text:span><text:span text:style-name="T2539">на</text:span><text:span text:style-name="T2540"><text:s/></text:span><text:span text:style-name="T2541">Синае</text:span><text:span text:style-name="T2542"><text:s/></text:span><text:span text:style-name="T2543">как</text:span><text:span text:style-name="T2544"><text:s/></text:span><text:span text:style-name="T2545">ценнейшие</text:span><text:span text:style-name="T2546"><text:s/></text:span><text:span text:style-name="T2547">рукописи</text:span><text:span text:style-name="T2548">,<text:s/></text:span><text:span text:style-name="T2549">так</text:span><text:span text:style-name="T2550"><text:s/></text:span><text:span text:style-name="T2551">и</text:span><text:span text:style-name="T2552"><text:s/></text:span><text:span text:style-name="T2553">ранневизантийские</text:span><text:span text:style-name="T2554"><text:s/></text:span><text:span text:style-name="T2555">энкаустические</text:span><text:span text:style-name="T2556"><text:s/></text:span><text:span text:style-name="T2557">иконы</text:span><text:span text:style-name="T2558">.<text:s/></text:span><text:span text:style-name="T2559">Ряд</text:span><text:span text:style-name="T2560"><text:s/></text:span><text:span text:style-name="T2561">петербургских</text:span><text:span text:style-name="T2562"><text:s/></text:span><text:span text:style-name="T2563">и</text:span><text:span text:style-name="T2564"><text:s/></text:span><text:span text:style-name="T2565">московских</text:span><text:span text:style-name="T2566"><text:s/></text:span><text:span text:style-name="T2567">профессоров</text:span><text:span text:style-name="T2568"><text:s/></text:span><text:span text:style-name="T2569">Духовных</text:span><text:span text:style-name="T2570"><text:s/></text:span><text:span text:style-name="T2571">Академий</text:span><text:span text:style-name="T2572">,<text:s/></text:span><text:span text:style-name="T2573">занимавшихся</text:span><text:span text:style-name="T2574"><text:s/></text:span><text:span text:style-name="T2575">историко</text:span><text:span text:style-name="T2576">-</text:span><text:span text:style-name="T2577">церковными</text:span><text:span text:style-name="T2578"><text:s/></text:span><text:span text:style-name="T2579">и</text:span><text:span text:style-name="T2580"><text:s/></text:span><text:span text:style-name="T2581">литургическими</text:span><text:span text:style-name="T2582"><text:s/></text:span><text:span text:style-name="T2583">вопросами</text:span><text:span text:style-name="T2584">,<text:s/></text:span><text:span text:style-name="T2585">касались</text:span><text:span text:style-name="T2586"><text:s/></text:span><text:span text:style-name="T2587">и</text:span><text:span text:style-name="T2588"><text:s/></text:span><text:span text:style-name="T2589">тематики</text:span><text:span text:style-name="T2590">,<text:s/></text:span><text:span text:style-name="T2591">связанной</text:span><text:span text:style-name="T2592"><text:s/></text:span><text:span text:style-name="T2593">с</text:span><text:span text:style-name="T2594"><text:s/></text:span><text:span text:style-name="T2595">памятниками</text:span><text:span text:style-name="T2596"><text:s/></text:span><text:span text:style-name="T2597">церковных</text:span><text:span text:style-name="T2598"><text:s/></text:span><text:span text:style-name="T2599">древностей</text:span><text:span text:style-name="T2600"><text:s/>-<text:s/></text:span><text:span text:style-name="T2601">это</text:span><text:span text:style-name="T2602"><text:s/></text:span><text:span text:style-name="T2603">Е</text:span><text:span text:style-name="T2604">.</text:span><text:span text:style-name="T2605">Е</text:span><text:span text:style-name="T2606">.</text:span><text:span text:style-name="T2607">Голубинский</text:span><text:span text:style-name="T2608"><text:s/>[116],<text:s/></text:span><text:span text:style-name="T2609">А</text:span><text:span text:style-name="T2610">.</text:span><text:span text:style-name="T2611">А</text:span><text:span text:style-name="T2612">.</text:span><text:span text:style-name="T2613">Катанский</text:span><text:span text:style-name="T2614">,<text:s/></text:span><text:span text:style-name="T2615">И</text:span><text:span text:style-name="T2616">.</text:span><text:span text:style-name="T2617">Д</text:span><text:span text:style-name="T2618">.</text:span><text:span text:style-name="T2619">Мансветов</text:span><text:span text:style-name="T2620">,<text:s/></text:span><text:span text:style-name="T2621">более</text:span><text:span text:style-name="T2622"><text:s/></text:span><text:span text:style-name="T2623">систематично</text:span><text:span text:style-name="T2624"><text:s/></text:span><text:span text:style-name="T2625">Н</text:span><text:span text:style-name="T2626">.</text:span><text:span text:style-name="T2627">Ф</text:span><text:span text:style-name="T2628">.</text:span><text:span text:style-name="T2629">Красносельцев</text:span><text:span text:style-name="T2630">[75],<text:s/></text:span><text:span text:style-name="T2631">А</text:span><text:span text:style-name="T2632">.</text:span><text:span text:style-name="T2633">П</text:span><text:span text:style-name="T2634">.</text:span><text:span text:style-name="T2635">Голубцов</text:span><text:span text:style-name="T2636"><text:s/>[38],<text:s/></text:span><text:span text:style-name="T2637">а</text:span><text:span text:style-name="T2638"><text:s/></text:span><text:span text:style-name="T2639">также</text:span><text:span text:style-name="T2640"><text:s/></text:span><text:span text:style-name="T2641">архиепископ</text:span><text:span text:style-name="T2642"><text:s/></text:span><text:span text:style-name="T2643">Макарий</text:span><text:span text:style-name="T2644"><text:s/>(</text:span><text:span text:style-name="T2645">Миролюбов</text:span><text:span text:style-name="T2646">).<text:s/></text:span><text:span text:style-name="T2647">Особое</text:span><text:span text:style-name="T2648"><text:s/></text:span><text:span text:style-name="T2649">место</text:span><text:span text:style-name="T2650"><text:s/></text:span><text:span text:style-name="T2651">среди</text:span><text:span text:style-name="T2652"><text:s/></text:span><text:span text:style-name="T2653">этих</text:span><text:span text:style-name="T2654"><text:s/></text:span><text:span text:style-name="T2655">учёных</text:span><text:span text:style-name="T2656"><text:s/></text:span><text:span text:style-name="T2657">принадлежит</text:span><text:span text:style-name="T2658"><text:s/></text:span><text:span text:style-name="T2659">Николаю</text:span><text:span text:style-name="T2660"><text:s/></text:span><text:span text:style-name="T2661">Васильевичу</text:span><text:span text:style-name="T2662"><text:s/></text:span><text:span text:style-name="T2663">Покровскому</text:span><text:span text:style-name="T2664"><text:s/>(1848-1917<text:s/></text:span><text:span text:style-name="T2665">гг</text:span><text:span text:style-name="T2666">.),<text:s/></text:span><text:span text:style-name="T2667">около</text:span><text:span text:style-name="T2668"><text:s/></text:span><text:span text:style-name="T2669">полувека</text:span><text:span text:style-name="T2670"><text:s/></text:span><text:span text:style-name="T2671">прослужившего</text:span><text:span text:style-name="T2672"><text:s/></text:span><text:span text:style-name="T2673">в</text:span><text:span text:style-name="T2674"><text:s/></text:span><text:span text:style-name="T2675">С</text:span><text:span text:style-name="T2676">.-</text:span><text:span text:style-name="T2677">Петербургской</text:span><text:span text:style-name="T2678"><text:s/></text:span><text:span text:style-name="T2679">Духовной</text:span><text:span text:style-name="T2680"><text:s/></text:span><text:span text:style-name="T2681">Академии</text:span><text:span text:style-name="T2682"><text:s/>[49,135,206-209,255-258]. </text:span></text:p>
      <text:p text:style-name="P17"><text:span text:style-name="T2683"/></text:p>
      <text:p text:style-name="P17"><text:span text:style-name="T2683"/></text:p>
      <text:p text:style-name="P17"><text:span text:style-name="T2683"/></text:p>
      <text:p text:style-name="P17"><text:span text:style-name="T2683"/></text:p>
      <text:p text:style-name="P17"><text:span text:style-name="T2683"/></text:p>
      <text:p text:style-name="P17"><text:span text:style-name="T2683"/></text:p>
      <text:p text:style-name="P17"><text:span text:style-name="T2684">Главные</text:span><text:span text:style-name="T2685"><text:s/></text:span><text:span text:style-name="T2686">достижения</text:span><text:span text:style-name="T2687"><text:s/></text:span><text:span text:style-name="T2688">дореволюционной</text:span><text:span text:style-name="T2689"><text:s/></text:span><text:span text:style-name="T2690">церковной</text:span><text:span text:style-name="T2691"><text:s/></text:span><text:span text:style-name="T2692">археологии</text:span><text:span text:style-name="T2693"><text:s/></text:span><text:span text:style-name="T2694">связаны</text:span><text:span text:style-name="T2695"><text:s/></text:span><text:span text:style-name="T2696">с</text:span><text:span text:style-name="T2697"><text:s/></text:span><text:span text:style-name="T2698">Историей</text:span><text:span text:style-name="T2699"><text:s/></text:span><text:span text:style-name="T2700">Литургии</text:span><text:span text:style-name="T2701"><text:s/></text:span><text:span text:style-name="T2702">и</text:span><text:span text:style-name="T2703"><text:s/></text:span><text:span text:style-name="T2704">иконографией</text:span><text:span text:style-name="T2705">.<text:s/></text:span><text:span text:style-name="T2706">Труды</text:span><text:span text:style-name="T2707"><text:s/></text:span><text:span text:style-name="T2708">П</text:span><text:span text:style-name="T2709">.</text:span><text:span text:style-name="T2710">Д</text:span><text:span text:style-name="T2711">.<text:s/></text:span><text:span text:style-name="T2712">Мансветова</text:span><text:span text:style-name="T2713">,<text:s/></text:span><text:span text:style-name="T2714">А</text:span><text:span text:style-name="T2715">.</text:span><text:span text:style-name="T2716">А</text:span><text:span text:style-name="T2717">.</text:span><text:span text:style-name="T2718">Дмитриевского</text:span><text:span text:style-name="T2719">,<text:s/></text:span><text:span text:style-name="T2720">Н</text:span><text:span text:style-name="T2721">.</text:span><text:span text:style-name="T2722">В</text:span><text:span text:style-name="T2723">.<text:s/></text:span><text:span text:style-name="T2724">Покровского</text:span><text:span text:style-name="T2725">,<text:s/></text:span><text:span text:style-name="T2726">А</text:span><text:span text:style-name="T2727">.</text:span><text:span text:style-name="T2728">П</text:span><text:span text:style-name="T2729">.</text:span><text:span text:style-name="T2730">Голубцова</text:span><text:span text:style-name="T2731">,<text:s/></text:span><text:span text:style-name="T2732">Е</text:span><text:span text:style-name="T2733">.</text:span><text:span text:style-name="T2734">Е</text:span><text:span text:style-name="T2735">.<text:s/></text:span><text:span text:style-name="T2736">Голубинского</text:span><text:span text:style-name="T2737"><text:s/></text:span><text:span text:style-name="T2738">важны</text:span><text:span text:style-name="T2739"><text:s/></text:span><text:span text:style-name="T2740">и</text:span><text:span text:style-name="T2741"><text:s/></text:span><text:span text:style-name="T2742">сейчас</text:span><text:span text:style-name="T2743">.<text:s/></text:span><text:span text:style-name="T2744">В</text:span><text:span text:style-name="T2745"><text:s/></text:span><text:span text:style-name="T2746">то</text:span><text:span text:style-name="T2747"><text:s/></text:span><text:span text:style-name="T2748">же</text:span><text:span text:style-name="T2749"><text:s/></text:span><text:span text:style-name="T2750">время</text:span><text:span text:style-name="T2751"><text:s/></text:span><text:span text:style-name="T2752">церковная</text:span><text:span text:style-name="T2753"><text:s/></text:span><text:span text:style-name="T2754">археология</text:span><text:span text:style-name="T2755"><text:s/></text:span><text:span text:style-name="T2756">всегда</text:span><text:span text:style-name="T2757"><text:s/></text:span><text:span text:style-name="T2758">широко</text:span><text:span text:style-name="T2759"><text:s/></text:span><text:span text:style-name="T2760">обращалась</text:span><text:span text:style-name="T2761"><text:s/></text:span><text:span text:style-name="T2762">к</text:span><text:span text:style-name="T2763"><text:s/></text:span><text:span text:style-name="T2764">проблемам</text:span><text:span text:style-name="T2765"><text:s/></text:span><text:span text:style-name="T2766">христианской</text:span><text:span text:style-name="T2767"><text:s/></text:span><text:span text:style-name="T2768">античности</text:span><text:span text:style-name="T2769">.<text:s/></text:span><text:span text:style-name="T2770">Это</text:span><text:span text:style-name="T2771"><text:s/></text:span><text:span text:style-name="T2772">касается</text:span><text:span text:style-name="T2773">,<text:s/></text:span><text:span text:style-name="T2774">в</text:span><text:span text:style-name="T2775"><text:s/></text:span><text:span text:style-name="T2776">частности</text:span><text:span text:style-name="T2777">,<text:s/></text:span><text:span text:style-name="T2778">лекционного</text:span><text:span text:style-name="T2779"><text:s/></text:span><text:span text:style-name="T2780">курса</text:span><text:span text:style-name="T2781"><text:s/></text:span><text:span text:style-name="T2782">по</text:span><text:span text:style-name="T2783"><text:s/></text:span><text:span text:style-name="T2784">церковной</text:span><text:span text:style-name="T2785"><text:s/></text:span><text:span text:style-name="T2786">археологии</text:span><text:span text:style-name="T2787"><text:s/></text:span><text:span text:style-name="T2788">А</text:span><text:span text:style-name="T2789">.</text:span><text:span text:style-name="T2790">П</text:span><text:span text:style-name="T2791">.<text:s/></text:span><text:span text:style-name="T2792">Голубцова</text:span><text:span text:style-name="T2793">.<text:s/></text:span><text:span text:style-name="T2794">Или</text:span><text:span text:style-name="T2795"><text:s/></text:span><text:span text:style-name="T2796">другой</text:span><text:span text:style-name="T2797"><text:s/></text:span><text:span text:style-name="T2798">пример</text:span><text:span text:style-name="T2799">:<text:s/></text:span><text:span text:style-name="T2800">еп</text:span><text:span text:style-name="T2801">.<text:s/></text:span><text:span text:style-name="T2802">Порфирий</text:span><text:span text:style-name="T2803"><text:s/></text:span><text:span text:style-name="T2804">Успенский</text:span><text:span text:style-name="T2805">,<text:s/></text:span><text:span text:style-name="T2806">посетив</text:span><text:span text:style-name="T2807"><text:s/></text:span><text:span text:style-name="T2808">некоторые</text:span><text:span text:style-name="T2809"><text:s/></text:span><text:span text:style-name="T2810">катакомбы</text:span><text:span text:style-name="T2811"><text:s/></text:span><text:span text:style-name="T2812">Рима</text:span><text:span text:style-name="T2813">,<text:s/></text:span><text:span text:style-name="T2814">довольно</text:span><text:span text:style-name="T2815"><text:s/></text:span><text:span text:style-name="T2816">Подробно</text:span><text:span text:style-name="T2817"><text:s/></text:span><text:span text:style-name="T2818">ознакомил</text:span><text:span text:style-name="T2819"><text:s/></text:span><text:span text:style-name="T2820">Русского</text:span><text:span text:style-name="T2821"><text:s/></text:span><text:span text:style-name="T2822">читателя</text:span><text:span text:style-name="T2823"><text:s/></text:span><text:span text:style-name="T2824">с</text:span><text:span text:style-name="T2825"><text:s/></text:span><text:span text:style-name="T2826">трудами</text:span><text:span text:style-name="T2827"><text:s/></text:span><text:span text:style-name="T2828">Дж</text:span><text:span text:style-name="T2829">.</text:span><text:span text:style-name="T2830">Б</text:span><text:span text:style-name="T2831">.<text:s/></text:span><text:span text:style-name="T2832">де</text:span><text:span text:style-name="T2833"><text:s/></text:span><text:span text:style-name="T2834">Росси</text:span><text:span text:style-name="T2835"><text:s/></text:span><text:span text:style-name="T2836">о</text:span><text:span text:style-name="T2837"><text:s/></text:span><text:span text:style-name="T2838">римских</text:span><text:span text:style-name="T2839"><text:s/></text:span><text:span text:style-name="T2840">катакомбах</text:span><text:span text:style-name="T2841">,<text:s/></text:span><text:span text:style-name="T2842">которые</text:span><text:span text:style-name="T2843"><text:s/></text:span><text:span text:style-name="T2844">и</text:span><text:span text:style-name="T2845"><text:s/></text:span><text:span text:style-name="T2846">по</text:span><text:span text:style-name="T2847"><text:s/></text:span><text:span text:style-name="T2848">сей</text:span><text:span text:style-name="T2849"><text:s/></text:span><text:span text:style-name="T2850">день</text:span><text:span text:style-name="T2851"><text:s/></text:span><text:span text:style-name="T2852">не</text:span><text:span text:style-name="T2853"><text:s/></text:span><text:span text:style-name="T2854">утратили</text:span><text:span text:style-name="T2855"><text:s/></text:span><text:span text:style-name="T2856">своего</text:span><text:span text:style-name="T2857"><text:s/></text:span><text:span text:style-name="T2858">значения</text:span><text:span text:style-name="T2859">.<text:s/></text:span><text:a xlink:href="http://www.portal-credo.ru/site/?act=lib&amp;id=1274"><text:span text:style-name="T2860">http://www.portal-credo.ru/site/?act=lib&amp;id=1274</text:span></text:a><text:span text:style-name="T2861"/></text:p>
      <text:p text:style-name="P17"><text:span text:style-name="T2862"/></text:p>
      <text:p text:style-name="P17"><text:span text:style-name="T2862"/></text:p>
      <text:p text:style-name="P17"><text:span text:style-name="T2862"/></text:p>
      <text:p text:style-name="P17"><text:span text:style-name="T2863">Интерес</text:span><text:span text:style-name="T2864"><text:s/></text:span><text:span text:style-name="T2865">к</text:span><text:span text:style-name="T2866"><text:s/></text:span><text:span text:style-name="T2867">древностям</text:span><text:span text:style-name="T2868"><text:s/></text:span><text:span text:style-name="T2869">пробудился</text:span><text:span text:style-name="T2870"><text:s/></text:span><text:span text:style-name="T2871">в</text:span><text:span text:style-name="T2872"><text:s/></text:span><text:span text:style-name="T2873">России</text:span><text:span text:style-name="T2874"><text:s/></text:span><text:span text:style-name="T2875">еще</text:span><text:span text:style-name="T2876"><text:s/></text:span><text:span text:style-name="T2877">в</text:span><text:span text:style-name="T2878"><text:s/></text:span><text:span text:style-name="T2879">петровскую</text:span><text:span text:style-name="T2880"><text:s/></text:span><text:span text:style-name="T2881">эпоху</text:span><text:span text:style-name="T2882">.<text:s/></text:span><text:span text:style-name="T2883">Собирание</text:span><text:span text:style-name="T2884"><text:s/></text:span><text:span text:style-name="T2885">коллекций</text:span><text:span text:style-name="T2886">,<text:s/></text:span><text:span text:style-name="T2887">активные</text:span><text:span text:style-name="T2888"><text:s/></text:span><text:span text:style-name="T2889">раскопки</text:span><text:span text:style-name="T2890">,<text:s/></text:span><text:span text:style-name="T2891">специальные</text:span><text:span text:style-name="T2892"><text:s/></text:span><text:span text:style-name="T2893">исследования</text:span><text:span text:style-name="T2894"><text:s/></text:span><text:span text:style-name="T2895">способствовали</text:span><text:span text:style-name="T2896"><text:s/></text:span><text:span text:style-name="T2897">формированию</text:span><text:span text:style-name="T2898"><text:s/></text:span><text:span text:style-name="T2899">археологии</text:span><text:span text:style-name="T2900"><text:s/></text:span><text:span text:style-name="T2901">как</text:span><text:span text:style-name="T2902"><text:s/></text:span><text:span text:style-name="T2903">научной</text:span><text:span text:style-name="T2904"><text:s/></text:span><text:span text:style-name="T2905">дисциплины</text:span><text:span text:style-name="T2906"><text:s/></text:span><text:span text:style-name="T2907">в</text:span><text:span text:style-name="T2908"><text:s/>XIX </text:span><text:span text:style-name="T2909">веке</text:span><text:span text:style-name="T2910">. </text:span></text:p>
      <text:p text:style-name="P18"><text:span text:style-name="T2911"/></text:p>
      <text:p text:style-name="P18"><text:span text:style-name="T2911"/></text:p>
      <text:p text:style-name="P19"><text:span text:style-name="T2912">Со</text:span><text:span text:style-name="T2913"><text:s/></text:span><text:span text:style-name="T2914">второй</text:span><text:span text:style-name="T2915"><text:s/></text:span><text:span text:style-name="T2916">половины</text:span><text:span text:style-name="T2917"><text:s/></text:span><text:span text:style-name="T2918">IV<text:s/></text:span><text:span text:style-name="T2919">века</text:span><text:span text:style-name="T2920"><text:s/></text:span><text:span text:style-name="T2921">ведутся</text:span><text:span text:style-name="T2922"><text:s/></text:span><text:span text:style-name="T2923">раскопки</text:span><text:span text:style-name="T2924"><text:s/></text:span><text:span text:style-name="T2925">с</text:span><text:span text:style-name="T2926"><text:s/></text:span><text:span text:style-name="T2927">целью</text:span><text:span text:style-name="T2928"><text:s/></text:span><text:span text:style-name="T2929">обретения</text:span><text:span text:style-name="T2930"><text:s/></text:span><text:span text:style-name="T2931">мощей</text:span><text:span text:style-name="T2932"><text:s/></text:span><text:span text:style-name="T2933">святых</text:span><text:span text:style-name="T2934"><text:s/></text:span><text:span text:style-name="T2935">и</text:span><text:span text:style-name="T2936"><text:s/></text:span><text:span text:style-name="T2937">других</text:span><text:span text:style-name="T2938"><text:s/></text:span><text:span text:style-name="T2939">реликвий</text:span><text:span text:style-name="T2940">.<text:s/></text:span><text:span text:style-name="T2941">Особое</text:span><text:span text:style-name="T2942"><text:s/></text:span><text:span text:style-name="T2943">развитие</text:span><text:span text:style-name="T2944"><text:s/></text:span><text:span text:style-name="T2945">эта</text:span><text:span text:style-name="T2946"><text:s/></text:span><text:span text:style-name="T2947">традиция</text:span><text:span text:style-name="T2948"><text:s/></text:span><text:span text:style-name="T2949">получила</text:span><text:span text:style-name="T2950"><text:s/></text:span><text:span text:style-name="T2951">во</text:span><text:span text:style-name="T2952"><text:s/></text:span><text:span text:style-name="T2953">времена</text:span><text:span text:style-name="T2954"><text:s/></text:span><text:span text:style-name="T2955">Средневековья</text:span><text:span text:style-name="T2956">. </text:span></text:p>
      <text:p text:style-name="P20"><text:span text:style-name="T2957"/></text:p>
      <text:p text:style-name="P20"><text:span text:style-name="T2958">Еще</text:span><text:span text:style-name="T2959"><text:s/></text:span><text:span text:style-name="T2960">не</text:span><text:span text:style-name="T2961"><text:s/></text:span><text:span text:style-name="T2962">обретя</text:span><text:span text:style-name="T2963"><text:s text:c="2"/>(</text:span><text:span text:style-name="T2964">Не</text:span><text:span text:style-name="T2965"><text:s/></text:span><text:span text:style-name="T2966">сразу</text:span><text:span text:style-name="T2967"><text:s/></text:span><text:span text:style-name="T2968">приобретя</text:span><text:span text:style-name="T2969">)<text:s/></text:span><text:span text:style-name="T2970">научный</text:span><text:span text:style-name="T2971"><text:s/></text:span><text:span text:style-name="T2972">характер</text:span><text:span text:style-name="T2973">,<text:s/></text:span><text:span text:style-name="T2974">интерес</text:span><text:span text:style-name="T2975"><text:s/></text:span><text:span text:style-name="T2976">к</text:span><text:span text:style-name="T2977"><text:s/></text:span><text:span text:style-name="T2978">памятникам</text:span><text:span text:style-name="T2979"><text:s/></text:span><text:span text:style-name="T2980">нашел</text:span><text:span text:style-name="T2981"><text:s/></text:span><text:span text:style-name="T2982">отражение</text:span><text:span text:style-name="T2983"><text:s/></text:span><text:span text:style-name="T2984">в</text:span><text:span text:style-name="T2985"><text:s/></text:span><text:span text:style-name="T2986">историко</text:span><text:span text:style-name="T2987">-</text:span><text:span text:style-name="T2988">географических</text:span><text:span text:style-name="T2989"><text:s/></text:span><text:span text:style-name="T2990">сводах</text:span><text:span text:style-name="T2991"><text:s/>(«</text:span><text:span text:style-name="T2992">Иудейские</text:span><text:span text:style-name="T2993"><text:s/></text:span><text:span text:style-name="T2994">древности</text:span><text:span text:style-name="T2995">»<text:s/></text:span><text:span text:style-name="T2996">Иосифа</text:span><text:span text:style-name="T2997"><text:s/></text:span><text:span text:style-name="T2998">Флавия</text:span><text:span text:style-name="T2999">, «De situ et nominis locorum hebraicorum»<text:s/></text:span><text:span text:style-name="T3000">блаженного</text:span><text:span text:style-name="T3001"><text:s/></text:span><text:span text:style-name="T3002">Иеронима</text:span><text:span text:style-name="T3003">, «</text:span><text:span text:style-name="T3004">Ономастикон</text:span><text:span text:style-name="T3005">»<text:s/></text:span><text:span text:style-name="T3006">Евсевия</text:span><text:span text:style-name="T3007"><text:s/></text:span><text:span text:style-name="T3008">Кесарийского</text:span><text:span text:style-name="T3009">)<text:s/></text:span><text:span text:style-name="T3010">и</text:span><text:span text:style-name="T3011"><text:s/></text:span><text:span text:style-name="T3012">в</text:span><text:span text:style-name="T3013"><text:s/></text:span><text:span text:style-name="T3014">описаниях</text:span><text:span text:style-name="T3015"><text:s/></text:span><text:span text:style-name="T3016">паломников</text:span><text:span text:style-name="T3017"><text:s/></text:span><text:span text:style-name="T3018">—<text:s/></text:span><text:span text:style-name="T3019">т</text:span><text:span text:style-name="T3020">.</text:span><text:span text:style-name="T3021">н</text:span><text:span text:style-name="T3022">.<text:s/></text:span><text:span text:style-name="T3023">хождениях</text:span><text:span text:style-name="T3024"><text:s/></text:span><text:span text:style-name="T3025">и</text:span><text:span text:style-name="T3026"><text:s/></text:span><text:span text:style-name="T3027">итинерариях</text:span><text:span text:style-name="T3028"><text:s/>(</text:span><text:span text:style-name="T3029">сочинения</text:span><text:span text:style-name="T3030"><text:s/>XII<text:s/></text:span><text:span text:style-name="T3031">века</text:span><text:span text:style-name="T3032"><text:s/></text:span><text:span text:style-name="T3033">путешественников</text:span><text:span text:style-name="T3034"><text:s/></text:span><text:span text:style-name="T3035">по</text:span><text:span text:style-name="T3036"><text:s/></text:span><text:span text:style-name="T3037">Востоку</text:span><text:span text:style-name="T3038"><text:s/></text:span><text:span text:style-name="T3039">испанского</text:span><text:span text:style-name="T3040"><text:s/></text:span><text:span text:style-name="T3041">раввина</text:span><text:span text:style-name="T3042"><text:s/></text:span><text:span text:style-name="T3043">Вениамина</text:span><text:span text:style-name="T3044"><text:s/></text:span><text:span text:style-name="T3045">и</text:span><text:span text:style-name="T3046"><text:s/></text:span><text:span text:style-name="T3047">русского</text:span><text:span text:style-name="T3048"><text:s/></text:span><text:span text:style-name="T3049">игумена</text:span><text:span text:style-name="T3050"><text:s/></text:span><text:span text:style-name="T3051">Даниила</text:span><text:span text:style-name="T3052">,<text:s/></text:span><text:span text:style-name="T3053">хождения</text:span><text:span text:style-name="T3054"><text:s/></text:span><text:span text:style-name="T3055">священноинока</text:span><text:span text:style-name="T3056"><text:s/></text:span><text:span text:style-name="T3057">Варсонофия</text:span><text:span text:style-name="T3058"><text:s/></text:span><text:span text:style-name="T3059">ко</text:span><text:span text:style-name="T3060"><text:s/></text:span><text:span text:style-name="T3061">святому</text:span><text:span text:style-name="T3062"><text:s/></text:span><text:span text:style-name="T3063">граду</text:span><text:span text:style-name="T3064"><text:s/></text:span><text:span text:style-name="T3065">Иерусалиму</text:span><text:span text:style-name="T3066">.<text:s/></text:span><text:span text:style-name="T3067">К</text:span><text:span text:style-name="T3068"><text:s/></text:span><text:span text:style-name="T3069">ним</text:span><text:span text:style-name="T3070"><text:s/></text:span><text:span text:style-name="T3071">же</text:span><text:span text:style-name="T3072"><text:s/></text:span><text:span text:style-name="T3073">относятся</text:span><text:span text:style-name="T3074"><text:s/></text:span><text:span text:style-name="T3075">и</text:span><text:span text:style-name="T3076"><text:s text:c="2"/></text:span><text:span text:style-name="T3077">письменные</text:span><text:span text:style-name="T3078"><text:s/></text:span><text:span text:style-name="T3079">свиетельства</text:span><text:span text:style-name="T3080"><text:s/></text:span><text:span text:style-name="T3081">пилигримов</text:span><text:span text:style-name="T3082"><text:s/></text:span><text:span text:style-name="T3083">—<text:s/></text:span><text:span text:style-name="T3084">католиков</text:span><text:span text:style-name="T3085">,<text:s/></text:span><text:span text:style-name="T3086">прибывших</text:span><text:span text:style-name="T3087"><text:s/></text:span><text:span text:style-name="T3088">в</text:span><text:span text:style-name="T3089"><text:s/></text:span><text:span text:style-name="T3090">Святую</text:span><text:span text:style-name="T3091"><text:s/></text:span><text:span text:style-name="T3092">Землю</text:span><text:span text:style-name="T3093"><text:s/></text:span><text:span text:style-name="T3094">после</text:span><text:span text:style-name="T3095"><text:s/></text:span><text:span text:style-name="T3096">крестоносцев</text:span><text:span text:style-name="T3097">).</text:span></text:p>
      <text:p text:style-name="P20"><text:span text:style-name="T3098"/></text:p>
      <text:p text:style-name="P20"><text:span text:style-name="T3098"/></text:p>
      <text:p text:style-name="P20"><text:span text:style-name="T3099">Интерес</text:span><text:span text:style-name="T3100"><text:s/></text:span><text:span text:style-name="T3101">к</text:span><text:span text:style-name="T3102"><text:s/></text:span><text:span text:style-name="T3103">памятникам</text:span><text:span text:style-name="T3104"><text:s/></text:span><text:span text:style-name="T3105">тех</text:span><text:span text:style-name="T3106"><text:s/></text:span><text:span text:style-name="T3107">событий</text:span><text:span text:style-name="T3108">,<text:s text:c="2"/></text:span><text:span text:style-name="T3109">отмечен</text:span><text:span text:style-name="T3110"><text:s/></text:span><text:span text:style-name="T3111">с</text:span><text:span text:style-name="T3112"><text:s/></text:span><text:span text:style-name="T3113">эпохи</text:span><text:span text:style-name="T3114"><text:s/></text:span><text:span text:style-name="T3115">поздней</text:span><text:span text:style-name="T3116"><text:s/></text:span><text:span text:style-name="T3117">античности</text:span><text:span text:style-name="T3118"><text:s/></text:span><text:span text:style-name="T3119">у</text:span><text:span text:style-name="T3120"><text:s/></text:span><text:span text:style-name="T3121">иудеев</text:span><text:span text:style-name="T3122">,<text:s/></text:span><text:span text:style-name="T3123">христиан</text:span><text:span text:style-name="T3124">,<text:s/></text:span><text:span text:style-name="T3125">а</text:span><text:span text:style-name="T3126"><text:s/></text:span><text:span text:style-name="T3127">по</text:span><text:span text:style-name="T3128"><text:s/></text:span><text:span text:style-name="T3129">возникновении</text:span><text:span text:style-name="T3130"><text:s/></text:span><text:span text:style-name="T3131">ислама</text:span><text:span text:style-name="T3132"><text:s/></text:span><text:span text:style-name="T3133">и</text:span><text:span text:style-name="T3134"><text:s/></text:span><text:span text:style-name="T3135">у</text:span><text:span text:style-name="T3136"><text:s/></text:span><text:span text:style-name="T3137">мусульман</text:span><text:span text:style-name="T3138">. </text:span></text:p>
      <text:p text:style-name="P21"><text:span text:style-name="T3139"/></text:p>
      <text:p text:style-name="P21"><text:span text:style-name="T3139"/></text:p>
      <text:p text:style-name="P21"><text:span text:style-name="T3139"/></text:p>
      <text:p text:style-name="P21"><text:span text:style-name="T3140">Православная</text:span><text:span text:style-name="T3141"><text:s/></text:span><text:span text:style-name="T3142">энциклопедия</text:span></text:p>
      <text:p text:style-name="P21"><text:span text:style-name="T3143"/></text:p>
      <text:p text:style-name="P21"><text:span text:style-name="T3144">Е</text:span><text:span text:style-name="T3145">.</text:span><text:span text:style-name="T3146">к</text:span><text:span text:style-name="T3147">.</text:span><text:span text:style-name="T3148">редин</text:span><text:span text:style-name="T3149">.<text:s/></text:span><text:span text:style-name="T3150">Памяти</text:span><text:span text:style-name="T3151"><text:s/></text:span><text:span text:style-name="T3152">Дж</text:span><text:span text:style-name="T3153">i</text:span><text:span text:style-name="T3154">ованни</text:span><text:span text:style-name="T3155"><text:s/></text:span><text:span text:style-name="T3156">Баттиста</text:span><text:span text:style-name="T3157"><text:s/></text:span><text:span text:style-name="T3158">де</text:span><text:span text:style-name="T3159">-</text:span><text:span text:style-name="T3160">Росси</text:span><text:span text:style-name="T3161">,<text:s/></text:span><text:span text:style-name="T3162">основателя</text:span><text:span text:style-name="T3163"><text:s/></text:span><text:span text:style-name="T3164">христианской</text:span><text:span text:style-name="T3165"><text:s/></text:span><text:span text:style-name="T3166">археологии</text:span><text:span text:style-name="T3167">.<text:s/></text:span><text:span text:style-name="T3168">Харьков</text:span><text:span text:style-name="T3169">.<text:s/></text:span><text:span text:style-name="T3170">Типография</text:span><text:span text:style-name="T3171"><text:s/></text:span><text:span text:style-name="T3172">губернского</text:span><text:span text:style-name="T3173"><text:s/></text:span><text:span text:style-name="T3174">правления</text:span><text:span text:style-name="T3175"><text:s/>1894.</text:span></text:p>
      <text:p text:style-name="P21"><text:span text:style-name="T3176"/></text:p>
      <text:p text:style-name="P21"><text:span text:style-name="T3176"/></text:p>
      <text:p text:style-name="P21"><text:span text:style-name="T3177">почему</text:span><text:span text:style-name="T3178"><text:s/></text:span><text:span text:style-name="T3179">стали</text:span><text:span text:style-name="T3180"><text:s/></text:span><text:span text:style-name="T3181">писать</text:span><text:span text:style-name="T3182"><text:s/></text:span><text:span text:style-name="T3183">христа</text:span><text:span text:style-name="T3184"><text:s/></text:span><text:span text:style-name="T3185">в</text:span><text:span text:style-name="T3186"><text:s/></text:span><text:span text:style-name="T3187">одеждах</text:span><text:span text:style-name="T3188"><text:s/></text:span><text:span text:style-name="T3189">современности</text:span><text:span text:style-name="T3190"><text:s/></text:span><text:span text:style-name="T3191">если</text:span><text:span text:style-name="T3192"><text:s/></text:span><text:span text:style-name="T3193">в</text:span><text:span text:style-name="T3194"><text:s/></text:span><text:span text:style-name="T3195">византийском</text:span><text:span text:style-name="T3196"><text:s/></text:span><text:span text:style-name="T3197">искусстве</text:span><text:span text:style-name="T3198"><text:s/></text:span><text:span text:style-name="T3199">он</text:span><text:span text:style-name="T3200"><text:s/></text:span><text:span text:style-name="T3201">в</text:span><text:span text:style-name="T3202"><text:s/></text:span><text:span text:style-name="T3203">исто</text:span><text:span text:style-name="T3204"><text:s/></text:span><text:span text:style-name="T3205">рическом</text:span><text:span text:style-name="T3206"><text:s/></text:span><text:span text:style-name="T3207">типе</text:span><text:span text:style-name="T3208">,</text:span></text:p>
      <text:p text:style-name="P21"><text:span text:style-name="T3209"/></text:p>
      <text:p text:style-name="P21"><text:span text:style-name="T3209"/></text:p>
      <text:p text:style-name="P21"><text:span text:style-name="T3210">Матвеевский</text:span><text:span text:style-name="T3211"><text:s/></text:span><text:span text:style-name="T3212">Павел</text:span><text:span text:style-name="T3213">,<text:s/></text:span><text:span text:style-name="T3214">протоиерей</text:span><text:span text:style-name="T3215">.<text:s/></text:span><text:span text:style-name="T3216">Катакомбы</text:span><text:span text:style-name="T3217">. -<text:s/></text:span><text:span text:style-name="T3218">М</text:span><text:span text:style-name="T3219">.:<text:s/></text:span><text:span text:style-name="T3220">Сибирская</text:span><text:span text:style-name="T3221"><text:s/></text:span><text:span text:style-name="T3222">благозвонница</text:span><text:span text:style-name="T3223">, 2012.</text:span></text:p>
      <text:p text:style-name="P21"><text:span text:style-name="T3224"/></text:p>
      <text:p text:style-name="P21"><text:span text:style-name="T3225">Изучение</text:span><text:span text:style-name="T3226"><text:s/></text:span><text:span text:style-name="T3227">сохранившихся</text:span><text:span text:style-name="T3228"><text:s/></text:span><text:span text:style-name="T3229">архитектурных</text:span><text:span text:style-name="T3230"><text:s/></text:span><text:span text:style-name="T3231">и</text:span><text:span text:style-name="T3232"><text:s/></text:span><text:span text:style-name="T3233">художественных</text:span><text:span text:style-name="T3234"><text:s/></text:span><text:span text:style-name="T3235">памятников</text:span><text:span text:style-name="T3236"><text:s/></text:span><text:span text:style-name="T3237">Древней</text:span><text:span text:style-name="T3238"><text:s/></text:span><text:span text:style-name="T3239">Церкви</text:span><text:span text:style-name="T3240"><text:s/></text:span><text:span text:style-name="T3241">сформировало</text:span><text:span text:style-name="T3242"><text:s/></text:span><text:span text:style-name="T3243">научную</text:span><text:span text:style-name="T3244"><text:s/></text:span><text:span text:style-name="T3245">дисциплину</text:span><text:span text:style-name="T3246"><text:s/></text:span><text:span text:style-name="T3247">“христианская</text:span><text:span text:style-name="T3248"><text:s/></text:span><text:span text:style-name="T3249">археология”</text:span><text:span text:style-name="T3250">. </text:span></text:p>
      <text:p text:style-name="P21"><text:span text:style-name="T3251">Интерес</text:span><text:span text:style-name="T3252"><text:s/></text:span><text:span text:style-name="T3253">к</text:span><text:span text:style-name="T3254"><text:s/></text:span><text:span text:style-name="T3255">раннехристианскому</text:span><text:span text:style-name="T3256"><text:s/></text:span><text:span text:style-name="T3257">периоду</text:span><text:span text:style-name="T3258"><text:s/></text:span><text:span text:style-name="T3259">обнаруживается</text:span><text:span text:style-name="T3260"><text:s/></text:span><text:span text:style-name="T3261">уже</text:span><text:span text:style-name="T3262"><text:s/></text:span><text:span text:style-name="T3263">с</text:span><text:span text:style-name="T3264"><text:s/>XVI<text:s/></text:span><text:span text:style-name="T3265">в</text:span><text:span text:style-name="T3266">.,<text:s/></text:span><text:span text:style-name="T3267">когда</text:span><text:span text:style-name="T3268"><text:s/></text:span><text:span text:style-name="T3269">Антонио</text:span><text:span text:style-name="T3270"><text:s/></text:span><text:span text:style-name="T3271">Бозио</text:span><text:span text:style-name="T3272"><text:s/></text:span><text:span text:style-name="T3273">были</text:span><text:span text:style-name="T3274"><text:s/></text:span><text:span text:style-name="T3275">предприняты</text:span><text:span text:style-name="T3276"><text:s/></text:span><text:span text:style-name="T3277">археологические</text:span><text:span text:style-name="T3278"><text:s/></text:span><text:span text:style-name="T3279">исследования</text:span><text:span text:style-name="T3280"><text:s/></text:span><text:span text:style-name="T3281">катакомб</text:span><text:span text:style-name="T3282">[1].</text:span></text:p>
      <text:p text:style-name="P21"><text:span text:style-name="T3283"/></text:p>
      <text:p text:style-name="P21"><text:span text:style-name="T3283"/></text:p>
      <text:p text:style-name="P21"><text:span text:style-name="T3283"/></text:p>
      <text:p text:style-name="P21"><text:span text:style-name="T3284">В</text:span><text:span text:style-name="T3285"><text:s/></text:span><text:span text:style-name="T3286">хождениях</text:span><text:span text:style-name="T3287"><text:s/></text:span><text:span text:style-name="T3288">многочисленных</text:span><text:span text:style-name="T3289"><text:s/></text:span><text:span text:style-name="T3290">паломников</text:span><text:span text:style-name="T3291"><text:s/></text:span><text:span text:style-name="T3292">описаны</text:span><text:span text:style-name="T3293"><text:s/></text:span><text:span text:style-name="T3294">древние</text:span><text:span text:style-name="T3295"><text:s/></text:span><text:span text:style-name="T3296">христ</text:span><text:span text:style-name="T3297">.<text:s/></text:span><text:span text:style-name="T3298">святыни</text:span><text:span text:style-name="T3299"><text:s/>(</text:span><text:span text:style-name="T3300">итинерарии</text:span><text:span text:style-name="T3301"><text:s/></text:span><text:span text:style-name="T3302">по</text:span><text:span text:style-name="T3303"><text:s/></text:span><text:span text:style-name="T3304">Риму</text:span><text:span text:style-name="T3305"><text:s/></text:span><text:span text:style-name="T3306">известны</text:span><text:span text:style-name="T3307"><text:s/></text:span><text:span text:style-name="T3308">с</text:span><text:span text:style-name="T3309"><text:s/>VII<text:s/></text:span><text:span text:style-name="T3310">в</text:span><text:span text:style-name="T3311">.,<text:s/></text:span><text:span text:style-name="T3312">самый</text:span><text:span text:style-name="T3313"><text:s/></text:span><text:span text:style-name="T3314">подробный</text:span><text:span text:style-name="T3315"><text:s/>-<text:s/></text:span><text:a xlink:href="http://www.pravenc.ru/text/Уильяма из Малмсбери.html"><text:span text:style-name="T3323">Уильяма</text:span><text:span text:style-name="T3324"><text:s/></text:span><text:span text:style-name="T3325">из</text:span><text:span text:style-name="T3326"><text:s/></text:span><text:span text:style-name="T3327">Малмсбери</text:span></text:a><text:span text:style-name="T3328">, 1120-1140);<text:s/></text:span><text:span text:style-name="T3329">в</text:span><text:span text:style-name="T3330"><text:s/>XII<text:s/></text:span><text:span text:style-name="T3331">в</text:span><text:span text:style-name="T3332">.<text:s/></text:span><text:span text:style-name="T3333">делались</text:span><text:span text:style-name="T3334"><text:s/></text:span><text:span text:style-name="T3335">попытки</text:span><text:span text:style-name="T3336"><text:s/></text:span><text:span text:style-name="T3337">систематического</text:span><text:span text:style-name="T3338"><text:s/></text:span><text:span text:style-name="T3339">описания</text:span><text:span text:style-name="T3340"><text:s/></text:span><text:span text:style-name="T3341">собора</text:span><text:span text:style-name="T3342"><text:s/></text:span><text:span text:style-name="T3343">ап</text:span><text:span text:style-name="T3344">.<text:s/></text:span><text:span text:style-name="T3345">Петра</text:span><text:span text:style-name="T3346"><text:s/>(</text:span><text:span text:style-name="T3347">П</text:span><text:span text:style-name="T3348">.<text:s/></text:span><text:span text:style-name="T3349">Маллио</text:span><text:span text:style-name="T3350">)<text:s/></text:span><text:span text:style-name="T3351">и</text:span><text:span text:style-name="T3352"><text:s/></text:span><text:a xlink:href="http://www.pravenc.ru/text/Латеранской базилики.html"><text:span text:style-name="T3358">Латеранской</text:span><text:span text:style-name="T3359"><text:s/></text:span><text:span text:style-name="T3360">базилики</text:span></text:a><text:span text:style-name="T3361"><text:s/>(</text:span><text:span text:style-name="T3362">диак</text:span><text:span text:style-name="T3363">.<text:s/></text:span><text:span text:style-name="T3364">Иоанн</text:span><text:span text:style-name="T3365">). </text:span></text:p>
      <text:p text:style-name="P22"><text:span text:style-name="T3366"/></text:p>
      <text:p text:style-name="P22"><text:span text:style-name="T3366"/></text:p>
      <text:p text:style-name="P22"><text:span text:style-name="T3366"/></text:p>
      <text:p text:style-name="P23"><text:span text:style-name="T336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